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0F0000000F9348408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Bitstream Vera Sans Mono" svg:font-family="'Bitstream Vera Sans Mono'" style:font-family-generic="modern" style:font-pitch="fixed"/>
    <style:font-face style:name="Cumberland AMT" svg:font-family="'Cumberland AMT'"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Albany AMT1" svg:font-family="'Albany AMT'" style:font-family-generic="system"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Table3" style:family="table">
      <style:table-properties style:width="17.066cm" table:align="margins" fo:keep-with-next="always" style:writing-mode="lr-tb"/>
    </style:style>
    <style:style style:name="Table3.A" style:family="table-column">
      <style:table-column-properties style:column-width="8.532cm" style:rel-column-width="32767*"/>
    </style:style>
    <style:style style:name="Table3.B" style:family="table-column">
      <style:table-column-properties style:column-width="8.534cm" style:rel-column-width="32768*"/>
    </style:style>
    <style:style style:name="Table3.A1" style:family="table-cell">
      <style:table-cell-properties fo:padding="0.097cm" fo:border-left="0.035cm solid #4c4c4c" fo:border-right="none" fo:border-top="0.035cm solid #4c4c4c" fo:border-bottom="0.035cm solid #4c4c4c"/>
    </style:style>
    <style:style style:name="Table3.B1" style:family="table-cell">
      <style:table-cell-properties fo:padding="0.097cm" fo:border="0.035cm solid #4c4c4c"/>
    </style:style>
    <style:style style:name="Table3.A2" style:family="table-cell">
      <style:table-cell-properties fo:padding="0.097cm" fo:border-left="0.035cm solid #4c4c4c" fo:border-right="none" fo:border-top="none" fo:border-bottom="0.035cm solid #4c4c4c"/>
    </style:style>
    <style:style style:name="Table3.B2" style:family="table-cell">
      <style:table-cell-properties fo:padding="0.097cm" fo:border-left="0.035cm solid #4c4c4c" fo:border-right="0.035cm solid #4c4c4c" fo:border-top="none" fo:border-bottom="0.035cm solid #4c4c4c"/>
    </style:style>
    <style:style style:name="Table1" style:family="table">
      <style:table-properties style:width="17.066cm" table:align="margins" style:writing-mode="lr-tb"/>
    </style:style>
    <style:style style:name="Table1.A" style:family="table-column">
      <style:table-column-properties style:column-width="8.532cm" style:rel-column-width="32767*"/>
    </style:style>
    <style:style style:name="Table1.B" style:family="table-column">
      <style:table-column-properties style:column-width="8.534cm" style:rel-column-width="32768*"/>
    </style:style>
    <style:style style:name="Table1.A1" style:family="table-cell">
      <style:table-cell-properties fo:padding="0.097cm" fo:border-left="0.035cm solid #4c4c4c" fo:border-right="none" fo:border-top="0.035cm solid #4c4c4c" fo:border-bottom="0.035cm solid #4c4c4c"/>
    </style:style>
    <style:style style:name="Table1.B1" style:family="table-cell">
      <style:table-cell-properties fo:padding="0.097cm" fo:border="0.035cm solid #4c4c4c"/>
    </style:style>
    <style:style style:name="Table1.A2" style:family="table-cell">
      <style:table-cell-properties fo:padding="0.097cm" fo:border-left="0.035cm solid #4c4c4c" fo:border-right="none" fo:border-top="none" fo:border-bottom="0.035cm solid #4c4c4c"/>
    </style:style>
    <style:style style:name="Table1.B2" style:family="table-cell">
      <style:table-cell-properties fo:padding="0.097cm" fo:border-left="0.035cm solid #4c4c4c" fo:border-right="0.035cm solid #4c4c4c" fo:border-top="none" fo:border-bottom="0.035cm solid #4c4c4c"/>
    </style:style>
    <style:style style:name="Table6" style:family="table">
      <style:table-properties style:width="17.066cm" table:align="margins" style:writing-mode="lr-tb"/>
    </style:style>
    <style:style style:name="Table6.A" style:family="table-column">
      <style:table-column-properties style:column-width="3.729cm" style:rel-column-width="14317*"/>
    </style:style>
    <style:style style:name="Table6.B" style:family="table-column">
      <style:table-column-properties style:column-width="13.337cm" style:rel-column-width="51218*"/>
    </style:style>
    <style:style style:name="Table6.A1" style:family="table-cell">
      <style:table-cell-properties fo:padding="0.097cm" fo:border-left="0.035cm solid #4c4c4c" fo:border-right="none" fo:border-top="0.035cm solid #4c4c4c" fo:border-bottom="0.035cm solid #4c4c4c"/>
    </style:style>
    <style:style style:name="Table6.B1" style:family="table-cell">
      <style:table-cell-properties fo:padding="0.097cm" fo:border="0.035cm solid #4c4c4c"/>
    </style:style>
    <style:style style:name="Table6.A2" style:family="table-cell">
      <style:table-cell-properties fo:padding="0.097cm" fo:border-left="0.035cm solid #4c4c4c" fo:border-right="none" fo:border-top="none" fo:border-bottom="0.035cm solid #4c4c4c"/>
    </style:style>
    <style:style style:name="Table6.B2" style:family="table-cell">
      <style:table-cell-properties fo:padding="0.097cm" fo:border-left="0.035cm solid #4c4c4c" fo:border-right="0.035cm solid #4c4c4c" fo:border-top="none" fo:border-bottom="0.035cm solid #4c4c4c"/>
    </style:style>
    <style:style style:name="Table6.A3" style:family="table-cell">
      <style:table-cell-properties style:vertical-align="middle" fo:padding="0.097cm" fo:border-left="0.035cm solid #4c4c4c" fo:border-right="none" fo:border-top="none" fo:border-bottom="0.035cm solid #4c4c4c"/>
    </style:style>
    <style:style style:name="Table7" style:family="table">
      <style:table-properties style:width="17.066cm" table:align="margins" style:writing-mode="lr-tb"/>
    </style:style>
    <style:style style:name="Table7.A" style:family="table-column">
      <style:table-column-properties style:column-width="3.729cm" style:rel-column-width="14317*"/>
    </style:style>
    <style:style style:name="Table7.B" style:family="table-column">
      <style:table-column-properties style:column-width="13.337cm" style:rel-column-width="51218*"/>
    </style:style>
    <style:style style:name="Table7.A1" style:family="table-cell">
      <style:table-cell-properties fo:padding="0.097cm" fo:border-left="0.035cm solid #4c4c4c" fo:border-right="none" fo:border-top="0.035cm solid #4c4c4c" fo:border-bottom="0.035cm solid #4c4c4c"/>
    </style:style>
    <style:style style:name="Table7.B1" style:family="table-cell">
      <style:table-cell-properties fo:padding="0.097cm" fo:border="0.035cm solid #4c4c4c"/>
    </style:style>
    <style:style style:name="Table7.A2" style:family="table-cell">
      <style:table-cell-properties fo:padding="0.097cm" fo:border-left="0.035cm solid #4c4c4c" fo:border-right="none" fo:border-top="none" fo:border-bottom="0.035cm solid #4c4c4c"/>
    </style:style>
    <style:style style:name="Table7.B2" style:family="table-cell">
      <style:table-cell-properties fo:padding="0.097cm" fo:border-left="0.035cm solid #4c4c4c" fo:border-right="0.035cm solid #4c4c4c" fo:border-top="none" fo:border-bottom="0.035cm solid #4c4c4c"/>
    </style:style>
    <style:style style:name="Table7.A3" style:family="table-cell">
      <style:table-cell-properties style:vertical-align="middle" fo:padding="0.097cm" fo:border-left="0.035cm solid #4c4c4c" fo:border-right="none" fo:border-top="none" fo:border-bottom="0.035cm solid #4c4c4c"/>
    </style:style>
    <style:style style:name="Table5" style:family="table">
      <style:table-properties style:width="17.066cm" table:align="margins" style:writing-mode="lr-tb"/>
    </style:style>
    <style:style style:name="Table5.A" style:family="table-column">
      <style:table-column-properties style:column-width="3.267cm" style:rel-column-width="12545*"/>
    </style:style>
    <style:style style:name="Table5.B" style:family="table-column">
      <style:table-column-properties style:column-width="13.799cm" style:rel-column-width="52990*"/>
    </style:style>
    <style:style style:name="Table5.A1" style:family="table-cell">
      <style:table-cell-properties fo:padding="0.097cm" fo:border-left="0.035cm solid #4c4c4c" fo:border-right="none" fo:border-top="0.035cm solid #4c4c4c" fo:border-bottom="0.035cm solid #4c4c4c"/>
    </style:style>
    <style:style style:name="Table5.B1" style:family="table-cell">
      <style:table-cell-properties fo:padding="0.097cm" fo:border="0.035cm solid #4c4c4c"/>
    </style:style>
    <style:style style:name="Table5.A2" style:family="table-cell">
      <style:table-cell-properties fo:padding="0.097cm" fo:border-left="0.035cm solid #4c4c4c" fo:border-right="none" fo:border-top="none" fo:border-bottom="0.035cm solid #4c4c4c"/>
    </style:style>
    <style:style style:name="Table5.B2" style:family="table-cell">
      <style:table-cell-properties fo:padding="0.097cm" fo:border-left="0.035cm solid #4c4c4c" fo:border-right="0.035cm solid #4c4c4c" fo:border-top="none" fo:border-bottom="0.035cm solid #4c4c4c"/>
    </style:style>
    <style:style style:name="Table5.A3" style:family="table-cell">
      <style:table-cell-properties style:vertical-align="middle" fo:padding="0.097cm" fo:border-left="0.035cm solid #4c4c4c" fo:border-right="none" fo:border-top="none" fo:border-bottom="0.035cm solid #4c4c4c"/>
    </style:style>
    <style:style style:name="Table5.B3.1" style:family="table-column">
      <style:table-column-properties style:column-width="3.595cm" style:rel-column-width="13803*"/>
    </style:style>
    <style:style style:name="Table5.B3.2" style:family="table-column">
      <style:table-column-properties style:column-width="10.204cm" style:rel-column-width="39187*"/>
    </style:style>
    <style:style style:name="Table4" style:family="table">
      <style:table-properties style:width="17.066cm" table:align="margins" style:writing-mode="lr-tb"/>
    </style:style>
    <style:style style:name="Table4.A" style:family="table-column">
      <style:table-column-properties style:column-width="3.729cm" style:rel-column-width="14317*"/>
    </style:style>
    <style:style style:name="Table4.B" style:family="table-column">
      <style:table-column-properties style:column-width="13.337cm" style:rel-column-width="51218*"/>
    </style:style>
    <style:style style:name="Table4.A1" style:family="table-cell">
      <style:table-cell-properties fo:padding="0.097cm" fo:border-left="0.035cm solid #4c4c4c" fo:border-right="none" fo:border-top="0.035cm solid #4c4c4c" fo:border-bottom="0.035cm solid #4c4c4c"/>
    </style:style>
    <style:style style:name="Table4.B1" style:family="table-cell">
      <style:table-cell-properties fo:padding="0.097cm" fo:border="0.035cm solid #4c4c4c"/>
    </style:style>
    <style:style style:name="Table4.A2" style:family="table-cell">
      <style:table-cell-properties fo:padding="0.097cm" fo:border-left="0.035cm solid #4c4c4c" fo:border-right="none" fo:border-top="none" fo:border-bottom="0.035cm solid #4c4c4c"/>
    </style:style>
    <style:style style:name="Table4.B2" style:family="table-cell">
      <style:table-cell-properties fo:padding="0.097cm" fo:border-left="0.035cm solid #4c4c4c" fo:border-right="0.035cm solid #4c4c4c" fo:border-top="none" fo:border-bottom="0.035cm solid #4c4c4c"/>
    </style:style>
    <style:style style:name="Table4.A3" style:family="table-cell">
      <style:table-cell-properties style:vertical-align="middle" fo:padding="0.097cm" fo:border-left="0.035cm solid #4c4c4c" fo:border-right="none" fo:border-top="none" fo:border-bottom="0.035cm solid #4c4c4c"/>
    </style:style>
    <style:style style:name="Table2" style:family="table">
      <style:table-properties style:width="17.066cm" table:align="margins" style:writing-mode="lr-tb"/>
    </style:style>
    <style:style style:name="Table2.A" style:family="table-column">
      <style:table-column-properties style:column-width="4.454cm" style:rel-column-width="17104*"/>
    </style:style>
    <style:style style:name="Table2.B" style:family="table-column">
      <style:table-column-properties style:column-width="12.612cm" style:rel-column-width="48431*"/>
    </style:style>
    <style:style style:name="Table2.A1" style:family="table-cell">
      <style:table-cell-properties fo:padding="0.097cm" fo:border-left="0.035cm solid #4c4c4c" fo:border-right="none" fo:border-top="0.035cm solid #4c4c4c" fo:border-bottom="0.035cm solid #4c4c4c"/>
    </style:style>
    <style:style style:name="Table2.B1" style:family="table-cell">
      <style:table-cell-properties fo:padding="0.097cm" fo:border="0.035cm solid #4c4c4c"/>
    </style:style>
    <style:style style:name="Table2.A2" style:family="table-cell">
      <style:table-cell-properties fo:padding="0.097cm" fo:border-left="0.035cm solid #4c4c4c" fo:border-right="none" fo:border-top="none" fo:border-bottom="0.035cm solid #4c4c4c"/>
    </style:style>
    <style:style style:name="Table2.B2" style:family="table-cell">
      <style:table-cell-properties fo:padding="0.097cm" fo:border-left="0.035cm solid #4c4c4c" fo:border-right="0.035cm solid #4c4c4c" fo:border-top="none" fo:border-bottom="0.035cm solid #4c4c4c"/>
    </style:style>
    <style:style style:name="Table2.A4" style:family="table-cell">
      <style:table-cell-properties style:vertical-align="middle" fo:padding="0.097cm" fo:border-left="0.035cm solid #4c4c4c" fo:border-right="none" fo:border-top="none" fo:border-bottom="0.035cm solid #4c4c4c"/>
    </style:style>
    <style:style style:name="Table8" style:family="table">
      <style:table-properties style:width="17.066cm" table:align="margins" style:writing-mode="lr-tb"/>
    </style:style>
    <style:style style:name="Table8.A" style:family="table-column">
      <style:table-column-properties style:column-width="3.729cm" style:rel-column-width="14317*"/>
    </style:style>
    <style:style style:name="Table8.B" style:family="table-column">
      <style:table-column-properties style:column-width="13.337cm" style:rel-column-width="51218*"/>
    </style:style>
    <style:style style:name="Table8.A1" style:family="table-cell">
      <style:table-cell-properties fo:padding="0.097cm" fo:border-left="0.035cm solid #4c4c4c" fo:border-right="none" fo:border-top="0.035cm solid #4c4c4c" fo:border-bottom="0.035cm solid #4c4c4c"/>
    </style:style>
    <style:style style:name="Table8.B1" style:family="table-cell">
      <style:table-cell-properties fo:padding="0.097cm" fo:border="0.035cm solid #4c4c4c"/>
    </style:style>
    <style:style style:name="Table8.A2" style:family="table-cell">
      <style:table-cell-properties fo:padding="0.097cm" fo:border-left="0.035cm solid #4c4c4c" fo:border-right="none" fo:border-top="none" fo:border-bottom="0.035cm solid #4c4c4c"/>
    </style:style>
    <style:style style:name="Table8.B2" style:family="table-cell">
      <style:table-cell-properties fo:padding="0.097cm" fo:border-left="0.035cm solid #4c4c4c" fo:border-right="0.035cm solid #4c4c4c" fo:border-top="none" fo:border-bottom="0.035cm solid #4c4c4c"/>
    </style:style>
    <style:style style:name="Table8.A3" style:family="table-cell">
      <style:table-cell-properties style:vertical-align="middle" fo:padding="0.097cm" fo:border-left="0.035cm solid #4c4c4c" fo:border-right="none" fo:border-top="none" fo:border-bottom="0.035cm solid #4c4c4c"/>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fo:font-weight="bold" style:font-weight-asian="bold" style:font-weight-complex="bold"/>
    </style:style>
    <style:style style:name="P3" style:family="paragraph" style:parent-style-name="Standard">
      <style:paragraph-properties fo:margin-left="0cm" fo:margin-right="0cm" fo:text-align="start" style:justify-single-word="false" fo:text-indent="0cm" style:auto-text-indent="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margin-left="0cm" fo:margin-right="0cm" fo:text-indent="0cm" style:auto-text-indent="false"/>
      <style:text-properties fo:font-weight="normal" style:font-weight-asian="normal" style:font-weight-complex="normal"/>
    </style:style>
    <style:style style:name="P5" style:family="paragraph" style:parent-style-name="Standard">
      <style:paragraph-properties fo:margin-left="0cm" fo:margin-right="0cm" fo:text-align="start" style:justify-single-word="false" fo:text-indent="0cm" style:auto-text-indent="false"/>
    </style:style>
    <style:style style:name="P6" style:family="paragraph" style:parent-style-name="Table_20_Contents">
      <style:paragraph-properties fo:margin-left="0cm" fo:margin-right="0cm" fo:text-indent="0cm" style:auto-text-indent="false"/>
      <style:text-properties style:font-name="FreeSans"/>
    </style:style>
    <style:style style:name="P7" style:family="paragraph" style:parent-style-name="Table_20_Contents">
      <style:paragraph-properties fo:margin-left="0cm" fo:margin-right="0cm" fo:text-align="start" style:justify-single-word="false" fo:text-indent="0cm" style:auto-text-indent="false"/>
      <style:text-properties style:font-name="FreeSans"/>
    </style:style>
    <style:style style:name="P8" style:family="paragraph" style:parent-style-name="Table">
      <style:paragraph-properties fo:margin-left="0cm" fo:margin-right="0cm" fo:text-align="center" style:justify-single-word="false" fo:text-indent="0cm" style:auto-text-indent="false"/>
    </style:style>
    <style:style style:name="P9" style:family="paragraph" style:parent-style-name="Text_20_body">
      <style:paragraph-properties fo:margin-left="0cm" fo:margin-right="0cm" fo:text-indent="0cm" style:auto-text-indent="false"/>
    </style:style>
    <style:style style:name="P10" style:family="paragraph" style:parent-style-name="Standard">
      <style:paragraph-properties fo:margin-left="0cm" fo:margin-right="0cm" fo:text-align="start" style:justify-single-word="false" fo:text-indent="0cm" style:auto-text-indent="false" fo:background-color="#e6e6ff" fo:padding="0.101cm" fo:border="0.035cm solid #999999" style:shadow="none">
        <style:background-image/>
      </style:paragraph-properties>
      <style:text-properties fo:font-weight="bold" style:font-weight-asian="bold" style:font-weight-complex="bold"/>
    </style:style>
    <style:style style:name="P11" style:family="paragraph" style:parent-style-name="Standard">
      <style:paragraph-properties fo:margin-left="0cm" fo:margin-right="0cm" fo:text-align="start" style:justify-single-word="false" fo:text-indent="0cm" style:auto-text-indent="false" fo:background-color="#e6e6ff" fo:padding="0.101cm" fo:border="0.035cm solid #999999" style:shadow="none">
        <style:background-image/>
      </style:paragraph-properties>
    </style:style>
    <style:style style:name="P12" style:family="paragraph" style:parent-style-name="Standard">
      <style:paragraph-properties fo:margin-left="0cm" fo:margin-right="0cm" fo:text-align="start" style:justify-single-word="false" fo:text-indent="0cm" style:auto-text-indent="false" fo:background-color="#e6e6ff" fo:padding="0.101cm" fo:border="0.035cm solid #999999" style:shadow="none">
        <style:background-image/>
      </style:paragraph-properties>
      <style:text-properties style:font-name="FreeMono"/>
    </style:style>
    <style:style style:name="P13" style:family="paragraph" style:parent-style-name="Standard">
      <style:paragraph-properties fo:margin-left="0cm" fo:margin-right="0cm" fo:text-align="start" style:justify-single-word="false" fo:text-indent="0cm" style:auto-text-indent="false" fo:background-color="#e6e6ff" fo:padding="0.101cm" fo:border="0.035cm solid #999999" style:shadow="none">
        <style:background-image/>
      </style:paragraph-properties>
      <style:text-properties fo:font-style="italic" style:font-style-asian="italic" style:font-style-complex="italic"/>
    </style:style>
    <style:style style:name="P14" style:family="paragraph" style:parent-style-name="Standard">
      <style:paragraph-properties fo:margin-left="0cm" fo:margin-right="0cm" fo:text-indent="0cm" style:auto-text-indent="false" fo:break-before="page"/>
    </style:style>
    <style:style style:name="P15" style:family="paragraph" style:parent-style-name="Table_20_Heading">
      <style:text-properties style:font-name="FreeSans"/>
    </style:style>
    <style:style style:name="P16" style:family="paragraph" style:parent-style-name="Table_20_Contents">
      <style:text-properties style:font-name="FreeSans"/>
    </style:style>
    <style:style style:name="P17" style:family="paragraph" style:parent-style-name="Standard">
      <style:paragraph-properties fo:margin-left="-1.251cm" fo:margin-right="0cm" fo:text-align="start" style:justify-single-word="false" fo:text-indent="0cm" style:auto-text-indent="false"/>
      <style:text-properties style:font-name="FreeSans" fo:font-size="18pt" style:font-size-asian="18pt" style:font-size-complex="18pt"/>
    </style:style>
    <style:style style:name="P18" style:family="paragraph" style:parent-style-name="Standard">
      <style:paragraph-properties fo:margin-left="2.501cm" fo:margin-right="0cm" fo:text-align="start" style:justify-single-word="false" fo:text-indent="0cm" style:auto-text-indent="false"/>
      <style:text-properties style:font-name="FreeSans" fo:font-size="20pt" style:font-size-asian="20pt" style:font-size-complex="20pt"/>
    </style:style>
    <style:style style:name="P19" style:family="paragraph" style:parent-style-name="Standard">
      <style:paragraph-properties fo:margin-left="2.501cm" fo:margin-right="0cm" fo:text-align="start" style:justify-single-word="false" fo:text-indent="0cm" style:auto-text-indent="false"/>
      <style:text-properties style:font-name="FreeSans"/>
    </style:style>
    <style:style style:name="P20" style:family="paragraph" style:parent-style-name="Table">
      <style:paragraph-properties fo:text-align="center" style:justify-single-word="false"/>
    </style:style>
    <style:style style:name="P21" style:family="paragraph" style:parent-style-name="Contents_20_1">
      <style:paragraph-properties>
        <style:tab-stops>
          <style:tab-stop style:position="16.565cm" style:type="right" style:leader-style="dotted" style:leader-text="."/>
        </style:tab-stops>
      </style:paragraph-properties>
    </style:style>
    <style:style style:name="P22" style:family="paragraph" style:parent-style-name="Contents_20_2">
      <style:paragraph-properties>
        <style:tab-stops>
          <style:tab-stop style:position="1.376cm"/>
          <style:tab-stop style:position="16.304cm" style:type="right" style:leader-style="dotted" style:leader-text="."/>
          <style:tab-stop style:position="16.665cm" style:leader-style="dotted" style:leader-text="."/>
        </style:tab-stops>
      </style:paragraph-properties>
    </style:style>
    <style:style style:name="P23" style:family="paragraph" style:parent-style-name="Standard">
      <style:text-properties fo:font-size="10pt" style:font-size-asian="10pt" style:font-size-complex="10pt" text:display="none"/>
    </style:style>
    <style:style style:name="P24" style:family="paragraph" style:parent-style-name="Heading_20_1" style:master-page-name="Standard">
      <style:paragraph-properties style:page-number="auto"/>
      <style:text-properties fo:font-size="24pt" style:font-size-asian="24pt" style:font-size-complex="24pt"/>
    </style:style>
    <style:style style:name="P25" style:family="paragraph" style:parent-style-name="Heading_20_1">
      <style:paragraph-properties fo:margin-left="-1.251cm" fo:margin-right="0cm" fo:text-indent="0cm" style:auto-text-indent="false"/>
      <style:text-properties fo:font-size="24pt" style:font-size-asian="24pt" style:font-size-complex="24pt"/>
    </style:style>
    <style:style style:name="P26" style:family="paragraph" style:parent-style-name="Heading_20_1" style:master-page-name="Convert_20_2">
      <style:paragraph-properties style:page-number="auto"/>
    </style:style>
    <style:style style:name="P27" style:family="paragraph" style:parent-style-name="Standard" style:master-page-name="Convert_20_1">
      <style:paragraph-properties fo:margin-left="0cm" fo:margin-right="0cm" fo:text-align="center" style:justify-single-word="false" fo:text-indent="0cm" style:auto-text-indent="false" style:page-number="auto"/>
      <style:text-properties fo:font-variant="small-caps" fo:font-size="18pt" fo:font-weight="bold" style:font-size-asian="18pt" style:font-weight-asian="bold" style:font-size-complex="18pt"/>
    </style:style>
    <style:style style:name="P28" style:family="paragraph" style:parent-style-name="Standard" style:list-style-name="L1">
      <style:paragraph-properties fo:margin-left="0cm" fo:margin-right="0cm" fo:text-indent="0cm" style:auto-text-indent="false"/>
    </style:style>
    <style:style style:name="P29" style:family="paragraph" style:parent-style-name="Standard" style:list-style-name="L1">
      <style:paragraph-properties fo:margin-left="0cm" fo:margin-right="0cm" fo:text-align="start" style:justify-single-word="false" fo:text-indent="0cm" style:auto-text-indent="false"/>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style:font-name="FreeSans"/>
    </style:style>
    <style:style style:name="T4" style:family="text">
      <style:text-properties style:font-name="FreeSans" fo:font-size="20pt" style:font-size-asian="20pt" style:font-size-complex="20pt"/>
    </style:style>
    <style:style style:name="T5" style:family="text">
      <style:text-properties style:font-name="FreeMono"/>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 text:is-list-header="true"/>
      <text:h text:style-name="P25" text:outline-level="1" text:is-list-header="true"/>
      <text:p text:style-name="P17"><text:line-break/></text:p>
      <text:p text:style-name="P18"><text:span text:style-name="T4">The GridFactory </text:span><text:span text:style-name="T3">web services </text:span></text:p>
      <text:p text:style-name="P19"/>
      <text:p text:style-name="P19">Frederik Orellana</text:p>
      <text:p text:style-name="P19">Niels Bohr Institute</text:p>
      <text:p text:style-name="P19">Copenhagen University</text:p>
      <text:p text:style-name="P19">May 2008</text:p>
      <text:p text:style-name="P27">Contents</text:p>
      <text:p text:style-name="P1"/>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1.376cm" style:leader-char=" " style:with-tab="false"/>
            <text:index-entry-tab-stop style:type="left" style:position="16.665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Body_20_Text_20_3"/>
            <text:index-source-style text:style-name="Title"/>
            <text:index-source-style text:style-name="EmptyHeading"/>
          </text:index-source-styles>
          <text:index-source-styles text:outline-level="2">
            <text:index-source-style text:style-name="NumPar_20_2"/>
          </text:index-source-styles>
        </text:table-of-content-source>
        <text:index-body>
          <text:p text:style-name="P21"><text:a xlink:type="simple" xlink:href="#1.The GridFactory computing system|outline">1 The GridFactory computing system<text:tab/>3</text:a></text:p>
          <text:p text:style-name="P22"><text:a xlink:type="simple" xlink:href="#1.1.Job description|outline">1.1 <text:s/>Job description<text:tab/>3</text:a></text:p>
          <text:p text:style-name="P22"><text:a xlink:type="simple" xlink:href="#1.2.Job submission|outline">1.2 <text:s/>Job submission<text:tab/>3</text:a></text:p>
          <text:p text:style-name="P22"><text:a xlink:type="simple" xlink:href="#1.3.Job execution|outline">1.3 <text:s/>Job execution<text:tab/>3</text:a></text:p>
          <text:p text:style-name="P22"><text:a xlink:type="simple" xlink:href="#1.4.Job query and manipulation|outline">1.4 <text:s/>Job query and manipulation<text:tab/>3</text:a></text:p>
          <text:p text:style-name="P21"><text:a xlink:type="simple" xlink:href="#2.Interface specification|outline">2 Interface specification<text:tab/>4</text:a></text:p>
          <text:p text:style-name="P22"><text:a xlink:type="simple" xlink:href="#2.1.Job directives|outline">2.1 <text:s/>Job directives<text:tab/>4</text:a></text:p>
          <text:p text:style-name="P22"><text:a xlink:type="simple" xlink:href="#2.2.Database schema|outline">2.2 <text:s/>Database schema<text:tab/>5</text:a></text:p>
          <text:p text:style-name="P22"><text:a xlink:type="simple" xlink:href="#2.3.Mime types|outline">2.3 <text:s/>Mime types<text:tab/>6</text:a></text:p>
          <text:p text:style-name="P22"><text:a xlink:type="simple" xlink:href="#2.4.Communication and security|outline">2.4 <text:s/>Communication and security<text:tab/>6</text:a></text:p>
          <text:p text:style-name="P22"><text:a xlink:type="simple" xlink:href="#2.5.Submitting a job and uploading input files|outline">2.5 <text:s/>Submitting a job and uploading input files<text:tab/>6</text:a></text:p>
          <text:p text:style-name="P22"><text:a xlink:type="simple" xlink:href="#2.6.Getting job records|outline">2.6 <text:s/>Getting job records<text:tab/>7</text:a></text:p>
          <text:p text:style-name="P22"><text:a xlink:type="simple" xlink:href="#2.7.Getting a specific job record|outline">2.7 <text:s/>Getting a specific job record<text:tab/>8</text:a></text:p>
          <text:p text:style-name="P22"><text:a xlink:type="simple" xlink:href="#2.8.Modifying the status of a job|outline">2.8 <text:s/>Modifying the status of a job<text:tab/>9</text:a></text:p>
          <text:p text:style-name="P22"><text:a xlink:type="simple" xlink:href="#2.9.Downloading output files|outline">2.9 <text:s/>Downloading output files<text:tab/>10</text:a></text:p>
          <text:p text:style-name="P21"><text:a xlink:type="simple" xlink:href="#3.Bibliography|outline">3 Bibliography<text:tab/>10</text:a></text:p>
        </text:index-body>
      </text:table-of-content>
      <text:h text:style-name="P26" text:outline-level="1">The GridFactory computing system</text:h>
      <text:p text:style-name="P1">GridFactory [<text:reference-ref text:reference-format="text" text:ref-name="GRIDFACTORY">GRIDFACTORY</text:reference-ref>] is a system for aggregating computing resources on local and wide area networks in order to carry out heavy-duty batch calculations. The system has a hierarchical pull-architecture, with servers pulling compute jobs from other servers and at the end of the chain, so-called worker nodes pulling jobs from one or several servers. The services running on the servers are implemented through Apache modules. The standard modules mod_dav and mod_ssl plus a new module, mod_gacl are used to implement a file server with flexible access control based on X.509 identities and virtual organisations<text:note text:id="ftn1" text:note-class="footnote"><text:note-citation>1</text:note-citation><text:note-body><text:p text:style-name="P1">mod_gacl is described in a separate publication [<text:reference-ref text:reference-format="text" text:ref-name="MOD_GACL">MOD_GACL</text:reference-ref>].</text:p></text:note-body></text:note>,. Compute jobs are described by records in a database – currently MySQL. The worker nodes interact with this database through a RESTful [<text:reference-ref text:reference-format="text" text:ref-name="REST">REST</text:reference-ref>] web service, also implemented as a new Apache module – mod_gridfactory. The web services making up a GridFactory server are the subject of the present paper.</text:p>
      <text:h text:style-name="Heading_20_2" text:outline-level="2">Job description</text:h>
      <text:p text:style-name="P1">A compute job is described by a record in a database table. This record contains information on where to download input files and upload output files, the current status of the job, the requirements of the jobs etc. All fields of a job record are readable through the mod_gridfactory web service. </text:p>
      <text:h text:style-name="Heading_20_2" text:outline-level="2">Job submission</text:h>
      <text:p text:style-name="P1">Submitting a job consists in creating a directory in the job spool directory on the server served via HTTPS, and subsequently creating a file called “job” in this directory. The file called “job” is a shell script that contains directives in-lined as comments. A spool daemon on the server scans the spool directory with regular intervals and when a new job is found, parses these directives in the “job” file and creates a corresponding record in the database. </text:p>
      <text:h text:style-name="Heading_20_2" text:outline-level="2">Job execution</text:h>
      <text:p text:style-name="P1">Jobs are picked up by worker nodes that each run a daemon that regularly scans the job database on the GridFactory server. When a worker node daemon finds a new job, it downloads input files from the server via HTTPS, boots up a virtual machine if needed or requested (by the job or by its own configuration), executes the job and uploads the output files via HTTPS. During such a cause of events, the worker node daemon regularly updates the database with information on the job status. This, it does via the mod_gridfactory web service.</text:p>
      <text:h text:style-name="Heading_20_2" text:outline-level="2">Job query and manipulation</text:h>
      <text:p text:style-name="P1">Once a job has been submitted, the only field of a job record that is modifiable by the submitter or the worker node is the status field. By modifying this field, the submitter can prompt the worker node daemon to kill, pause or resume the job or upload the current stdout and stderr of the job to the server – from where it can then be downloaded. Modifying this field also allows a worker node to request the job and report on its status.</text:p>
      <text:p text:style-name="P1"/>
      <text:p text:style-name="P14"/>
      <text:h text:style-name="Heading_20_1" text:outline-level="1">Interface specification</text:h>
      <text:h text:style-name="Heading_20_2" text:outline-level="2">Job directives</text:h>
      <text:p text:style-name="P1">The file “job” in the job directory can either be:</text:p>
      <text:list xml:id="list37716336" text:style-name="L1">
        <text:list-item>
          <text:p text:style-name="P28">a single directive pointing to the executable job script (containing the in-lined job directives)<text:line-break/></text:p>
        </text:list-item>
      </text:list>
      <text:p text:style-name="P12">#GRIDFACTORY -x [executable script]</text:p>
      <text:p text:style-name="P1"/>
      <text:list xml:id="list38108780" text:continue-list="list37716336" text:style-name="L1">
        <text:list-item text:start-value="1">
          <text:p text:style-name="P29">the executable job script itself – containing the in-lined directives<text:line-break/></text:p>
        </text:list-item>
      </text:list>
      <text:p text:style-name="P12">#GRIDFACTORY -n [job name]</text:p>
      <text:p text:style-name="P12">#GRIDFACTORY -i [input file 1] [input file 2] ...</text:p>
      <text:p text:style-name="P12">#GRIDFACTORY -e [executable 1] [executable 2] ...</text:p>
      <text:p text:style-name="P12">#GRIDFACTORY -t [running time on a 2.8 GHz Intel Pentium<text:line-break/> <text:s text:c="16"/>processor]</text:p>
      <text:p text:style-name="P12">#GRIDFACTORY -m [required memory in megabytes]</text:p>
      <text:p text:style-name="P12"><text:span text:style-name="T5">#GRIDFACTORY -z (request virtualisation</text:span>)</text:p>
      <text:p text:style-name="P12">#GRIDFACTORY -o [output files]</text:p>
      <text:p text:style-name="P12">#GRIDFACTORY -r [runtime environment 1] [runtime environment 2] ..</text:p>
      <text:p text:style-name="P12">#GRIDFACTORY -y [operating system]</text:p>
      <text:p text:style-name="P12">#GRIDFACTORY -s [distinguished name identifying the submitter]</text:p>
      <text:p text:style-name="P12">#GRIDFACTORY -v [allowed virtual organization 1]<text:line-break/> <text:s text:c="15"/>[allowed virtual organization 2]</text:p>
      <text:p text:style-name="P12">#GRIDFACTORY -u [unique identifier of the form<text:line-break/> <text:s text:c="16"/>https://my.server/gridfactory/jobs/[identifier]]</text:p>
      <text:p text:style-name="P1"/>
      <text:p text:style-name="P1">List-arguments, like the list of input files, can be given either like a space-separated list of strings (not containing spaces) or by repeated use of the directive.</text:p>
      <text:p text:style-name="P1"/>
      <text:p text:style-name="P1"/>
      <text:p text:style-name="P1"/>
      <text:p text:style-name="P1"/>
      <text:p text:style-name="P1"/>
      <text:p text:style-name="P1"/>
      <text:p text:style-name="P1"/>
      <text:h text:style-name="Heading_20_2" text:outline-level="2">Database schema</text:h>
      <text:p text:style-name="P1">For reference, below is the full schema of the “jobDefinition” database table.</text:p>
      <text:p text:style-name="P1"/>
      <table:table table:name="Table3" table:style-name="Table3">
        <table:table-column table:style-name="Table3.A"/>
        <table:table-column table:style-name="Table3.B"/>
        <text:soft-page-break/>
        <table:table-row>
          <table:table-cell table:style-name="Table3.A1" office:value-type="string">
            <text:p text:style-name="P15">Field</text:p>
          </table:table-cell>
          <table:table-cell table:style-name="Table3.B1" office:value-type="string">
            <text:p text:style-name="P15">Type</text:p>
          </table:table-cell>
        </table:table-row>
        <table:table-row>
          <table:table-cell table:style-name="Table3.A2" office:value-type="string">
            <text:p text:style-name="P6">identifier</text:p>
          </table:table-cell>
          <table:table-cell table:style-name="Table3.B2" office:value-type="string">
            <text:p text:style-name="P6">varchar(255)</text:p>
          </table:table-cell>
        </table:table-row>
        <table:table-row>
          <table:table-cell table:style-name="Table3.A2" office:value-type="string">
            <text:p text:style-name="P6">name</text:p>
          </table:table-cell>
          <table:table-cell table:style-name="Table3.B2" office:value-type="string">
            <text:p text:style-name="P6">varchar(255)</text:p>
          </table:table-cell>
        </table:table-row>
        <table:table-row>
          <table:table-cell table:style-name="Table3.A2" office:value-type="string">
            <text:p text:style-name="P6">csStatus</text:p>
          </table:table-cell>
          <table:table-cell table:style-name="Table3.B2" office:value-type="string">
            <text:p text:style-name="P6">varchar(255)</text:p>
          </table:table-cell>
        </table:table-row>
        <table:table-row>
          <table:table-cell table:style-name="Table3.A2" office:value-type="string">
            <text:p text:style-name="P6">userInfo</text:p>
          </table:table-cell>
          <table:table-cell table:style-name="Table3.B2" office:value-type="string">
            <text:p text:style-name="P6">varchar(255)</text:p>
          </table:table-cell>
        </table:table-row>
        <table:table-row>
          <table:table-cell table:style-name="Table3.A2" office:value-type="string">
            <text:p text:style-name="P6">inputFileURLs</text:p>
          </table:table-cell>
          <table:table-cell table:style-name="Table3.B2" office:value-type="string">
            <text:p text:style-name="P6">text</text:p>
          </table:table-cell>
        </table:table-row>
        <table:table-row>
          <table:table-cell table:style-name="Table3.A2" office:value-type="string">
            <text:p text:style-name="P6">outFileMapping</text:p>
          </table:table-cell>
          <table:table-cell table:style-name="Table3.B2" office:value-type="string">
            <text:p text:style-name="P6">text</text:p>
          </table:table-cell>
        </table:table-row>
        <table:table-row>
          <table:table-cell table:style-name="Table3.A2" office:value-type="string">
            <text:p text:style-name="P6">providerInfo</text:p>
          </table:table-cell>
          <table:table-cell table:style-name="Table3.B2" office:value-type="string">
            <text:p text:style-name="P6">varchar(255)</text:p>
          </table:table-cell>
        </table:table-row>
        <table:table-row>
          <table:table-cell table:style-name="Table3.A2" office:value-type="string">
            <text:p text:style-name="P6">stdoutDest</text:p>
          </table:table-cell>
          <table:table-cell table:style-name="Table3.B2" office:value-type="string">
            <text:p text:style-name="P6">varchar(255)</text:p>
          </table:table-cell>
        </table:table-row>
        <table:table-row>
          <table:table-cell table:style-name="Table3.A2" office:value-type="string">
            <text:p text:style-name="P6">stderrDest</text:p>
          </table:table-cell>
          <table:table-cell table:style-name="Table3.B2" office:value-type="string">
            <text:p text:style-name="P6">varchar(255)</text:p>
          </table:table-cell>
        </table:table-row>
        <table:table-row>
          <table:table-cell table:style-name="Table3.A2" office:value-type="string">
            <text:p text:style-name="P6">created</text:p>
          </table:table-cell>
          <table:table-cell table:style-name="Table3.B2" office:value-type="string">
            <text:p text:style-name="P6">datetime</text:p>
          </table:table-cell>
        </table:table-row>
        <table:table-row>
          <table:table-cell table:style-name="Table3.A2" office:value-type="string">
            <text:p text:style-name="P6">lastModified</text:p>
          </table:table-cell>
          <table:table-cell table:style-name="Table3.B2" office:value-type="string">
            <text:p text:style-name="P6">datetime</text:p>
          </table:table-cell>
        </table:table-row>
        <table:table-row>
          <table:table-cell table:style-name="Table3.A2" office:value-type="string">
            <text:p text:style-name="P6">outTmp</text:p>
          </table:table-cell>
          <table:table-cell table:style-name="Table3.B2" office:value-type="string">
            <text:p text:style-name="P6">varchar(255)</text:p>
          </table:table-cell>
        </table:table-row>
        <table:table-row>
          <table:table-cell table:style-name="Table3.A2" office:value-type="string">
            <text:p text:style-name="P6">errTmp</text:p>
          </table:table-cell>
          <table:table-cell table:style-name="Table3.B2" office:value-type="string">
            <text:p text:style-name="P6">varchar(255)</text:p>
          </table:table-cell>
        </table:table-row>
        <table:table-row>
          <table:table-cell table:style-name="Table3.A2" office:value-type="string">
            <text:p text:style-name="P6">jobID</text:p>
          </table:table-cell>
          <table:table-cell table:style-name="Table3.B2" office:value-type="string">
            <text:p text:style-name="P6">varchar(255)</text:p>
          </table:table-cell>
        </table:table-row>
        <table:table-row>
          <table:table-cell table:style-name="Table3.A2" office:value-type="string">
            <text:p text:style-name="P6">metaData</text:p>
          </table:table-cell>
          <table:table-cell table:style-name="Table3.B2" office:value-type="string">
            <text:p text:style-name="P6">text</text:p>
          </table:table-cell>
        </table:table-row>
        <table:table-row>
          <table:table-cell table:style-name="Table3.A2" office:value-type="string">
            <text:p text:style-name="P6">host</text:p>
          </table:table-cell>
          <table:table-cell table:style-name="Table3.B2" office:value-type="string">
            <text:p text:style-name="P6">varchar(255)</text:p>
          </table:table-cell>
        </table:table-row>
        <table:table-row>
          <table:table-cell table:style-name="Table3.A2" office:value-type="string">
            <text:p text:style-name="P6">gridTime</text:p>
          </table:table-cell>
          <table:table-cell table:style-name="Table3.B2" office:value-type="string">
            <text:p text:style-name="P6">int(16)</text:p>
          </table:table-cell>
        </table:table-row>
        <table:table-row>
          <table:table-cell table:style-name="Table3.A2" office:value-type="string">
            <text:p text:style-name="P6">memory</text:p>
          </table:table-cell>
          <table:table-cell table:style-name="Table3.B2" office:value-type="string">
            <text:p text:style-name="P6">int(16)</text:p>
          </table:table-cell>
        </table:table-row>
        <table:table-row>
          <table:table-cell table:style-name="Table3.A2" office:value-type="string">
            <text:p text:style-name="P6">executable</text:p>
          </table:table-cell>
          <table:table-cell table:style-name="Table3.B2" office:value-type="string">
            <text:p text:style-name="P6">varchar(255)</text:p>
          </table:table-cell>
        </table:table-row>
        <table:table-row>
          <table:table-cell table:style-name="Table3.A2" office:value-type="string">
            <text:p text:style-name="P6">executables</text:p>
          </table:table-cell>
          <table:table-cell table:style-name="Table3.B2" office:value-type="string">
            <text:p text:style-name="P6">text</text:p>
          </table:table-cell>
        </table:table-row>
        <table:table-row>
          <table:table-cell table:style-name="Table3.A2" office:value-type="string">
            <text:p text:style-name="P6">opSys</text:p>
          </table:table-cell>
          <table:table-cell table:style-name="Table3.B2" office:value-type="string">
            <text:p text:style-name="P6">varchar(255)</text:p>
          </table:table-cell>
        </table:table-row>
        <table:table-row>
          <table:table-cell table:style-name="Table3.A2" office:value-type="string">
            <text:p text:style-name="P6">runtimeEnvironments</text:p>
          </table:table-cell>
          <table:table-cell table:style-name="Table3.B2" office:value-type="string">
            <text:p text:style-name="P6">text</text:p>
          </table:table-cell>
        </table:table-row>
        <table:table-row>
          <table:table-cell table:style-name="Table3.A2" office:value-type="string">
            <text:p text:style-name="P6">allowedVOs</text:p>
          </table:table-cell>
          <table:table-cell table:style-name="Table3.B2" office:value-type="string">
            <text:p text:style-name="P6">varchar(255)</text:p>
          </table:table-cell>
        </table:table-row>
        <table:table-row>
          <table:table-cell table:style-name="Table3.A2" office:value-type="string">
            <text:p text:style-name="P6">virtualize</text:p>
          </table:table-cell>
          <table:table-cell table:style-name="Table3.B2" office:value-type="string">
            <text:p text:style-name="P6">tinyint(4)</text:p>
          </table:table-cell>
        </table:table-row>
      </table:table>
      <text:p text:style-name="P20">Table <text:sequence text:ref-name="refTable0" text:name="Table" text:formula="ooow:Table+1" style:num-format="1">1</text:sequence>: Database chema of the job definition table.</text:p>
      <text:p text:style-name="Standard"/>
      <text:p text:style-name="P3"/>
      <text:h text:style-name="Heading_20_2" text:outline-level="2"><text:soft-page-break/>Mime types</text:h>
      <text:p text:style-name="P1"/>
      <table:table table:name="Table1" table:style-name="Table1">
        <table:table-column table:style-name="Table1.A"/>
        <table:table-column table:style-name="Table1.B"/>
        <table:table-row>
          <table:table-cell table:style-name="Table1.A1" office:value-type="string">
            <text:p text:style-name="P15">Mimetype</text:p>
          </table:table-cell>
          <table:table-cell table:style-name="Table1.B1" office:value-type="string">
            <text:p text:style-name="P15">Description</text:p>
          </table:table-cell>
        </table:table-row>
        <table:table-row>
          <table:table-cell table:style-name="Table1.A2" office:value-type="string">
            <text:p text:style-name="P16">gridfactory/jobrecords+text</text:p>
          </table:table-cell>
          <table:table-cell table:style-name="Table1.B2" office:value-type="string">
            <text:p text:style-name="P7">A list of job records in the form of an SQL response (with newline as record separator and tab as field separator)</text:p>
          </table:table-cell>
        </table:table-row>
        <table:table-row>
          <table:table-cell table:style-name="Table1.A2" office:value-type="string">
            <text:p text:style-name="P16">gridfactory/jobrecord+text</text:p>
          </table:table-cell>
          <table:table-cell table:style-name="Table1.B2" office:value-type="string">
            <text:p text:style-name="P7">A job newline-separated job record with lines of the form [key]:[value]</text:p>
          </table:table-cell>
        </table:table-row>
      </table:table>
      <text:p text:style-name="P8">Table <text:sequence text:ref-name="refTable1" text:name="Table" text:formula="ooow:Table+1" style:num-format="1">2</text:sequence>: Mime types for request bodies and response documents.</text:p>
      <text:p text:style-name="P4"><text:span text:style-name="T2">A job record is represented by a tab-separated line of values corresponding to the fields of table </text:span><text:span text:style-name="T2"><text:sequence-ref text:reference-format="value" text:ref-name="refTable0">1</text:sequence-ref></text:span><text:span text:style-name="T2"> plus a value corresponding to an extra field, 'dbUrl', <text:s/>added by mod_gridfactory. </text:span>This last field, 'dbUrl', is the URL representing a single job as seen from the worker node, i.e. the URL on the server where information on a specific job can be obtained. Such a job may have been submitted directly to the server or the server may have pulled it from another server. Thus 'dbUrl' is not to be confused with 'identifier', which is the URL to which the job was originally submitted; even in the first case, depending on the set-up, they may or may not agree.</text:p>
      <text:h text:style-name="Heading_20_2" text:outline-level="2">Communication and security</text:h>
      <text:p text:style-name="P1">In the GridFactory system, the network communication is always over HTTPS, only between submitter and server or worker node and server and always initiated by the submitter or the worker node – never by the server (pull paradigm).</text:p>
      <text:p text:style-name="P1">The HTTPS communication is two-way authenticated, so all peers must posses a public X.509 certificate and a secret RSA key.</text:p>
      <text:p text:style-name="P1">The GridFactory security set-up is described in more detail in [<text:reference-ref text:reference-format="text" text:ref-name="GRIDFACTORY">GRIDFACTORY</text:reference-ref>].</text:p>
      <text:h text:style-name="Heading_20_2" text:outline-level="2">Submitting a job and uploading input files</text:h>
      <text:p text:style-name="P1">The string [identifier] is chosen by the submitter. The submission utility that comes with GridFactory generates a time-based UUID [<text:reference-ref text:reference-format="text" text:ref-name="UUID">UUID</text:reference-ref>], but in principle, any string can be used<text:note text:id="ftn2" text:note-class="footnote"><text:note-citation>2</text:note-citation><text:note-body><text:p text:style-name="P1">Uniqueness of the full URL is guaranteed by the fact that two different directories cannot have the same path.</text:p></text:note-body></text:note>.</text:p>
      <text:p text:style-name="Standard"/>
      <table:table table:name="Table6" table:style-name="Table6">
        <table:table-column table:style-name="Table6.A"/>
        <table:table-column table:style-name="Table6.B"/>
        <table:table-row>
          <table:table-cell table:style-name="Table6.A1" office:value-type="string">
            <text:p text:style-name="P6">URL</text:p>
          </table:table-cell>
          <table:table-cell table:style-name="Table6.B1" office:value-type="string">
            <text:p text:style-name="P6">https://my.server/db/jobs/[identifier]</text:p>
          </table:table-cell>
        </table:table-row>
        <table:table-row>
          <table:table-cell table:style-name="Table6.A2" office:value-type="string">
            <text:p text:style-name="P6">Method</text:p>
          </table:table-cell>
          <table:table-cell table:style-name="Table6.B2" office:value-type="string">
            <text:p text:style-name="P6">MKCOL</text:p>
          </table:table-cell>
        </table:table-row>
        <table:table-row>
          <table:table-cell table:style-name="Table6.A3" office:value-type="string">
            <text:p text:style-name="P6">Returns</text:p>
          </table:table-cell>
          <table:table-cell>
            <table:table table:is-sub-table="true">
              <table:table-column table:style-name="Table6.B"/>
              <table:table-row>
                <table:table-cell table:style-name="Table6.B2" office:value-type="string">
                  <text:p text:style-name="P6">201 Created</text:p>
                </table:table-cell>
              </table:table-row>
              <table:table-row>
                <table:table-cell table:style-name="Table6.B2" office:value-type="string">
                  <text:p text:style-name="P6">401 Access Denied</text:p>
                </table:table-cell>
              </table:table-row>
              <table:table-row>
                <table:table-cell table:style-name="Table6.B2" office:value-type="string">
                  <text:p text:style-name="P6">403 Forbidden</text:p>
                </table:table-cell>
              </table:table-row>
              <table:table-row>
                <table:table-cell table:style-name="Table6.B2" office:value-type="string">
                  <text:p text:style-name="P6">405 Method Not Allowed</text:p>
                </table:table-cell>
              </table:table-row>
            </table:table>
          </table:table-cell>
        </table:table-row>
      </table:table>
      <text:p text:style-name="P8">Table <text:sequence text:ref-name="refTable2" text:name="Table" text:formula="ooow:Table+1" style:num-format="1">3</text:sequence>: Creating a job directory.</text:p>
      <text:p text:style-name="P9">Example:</text:p>
      <text:p text:style-name="P10"><text:soft-page-break/>MKCOL http://lx08/db/jobs/3b16dcdd-2d5f-11dd-80f2-c3b981785945</text:p>
      <text:p text:style-name="P11">- - - - - - - - - - - - - - - - - - - - - - - - </text:p>
      <text:p text:style-name="P11">201 Created</text:p>
      <text:p text:style-name="P9"/>
      <text:p text:style-name="Standard"/>
      <table:table table:name="Table7" table:style-name="Table7">
        <table:table-column table:style-name="Table7.A"/>
        <table:table-column table:style-name="Table7.B"/>
        <table:table-row>
          <table:table-cell table:style-name="Table7.A1" office:value-type="string">
            <text:p text:style-name="P6">URL</text:p>
          </table:table-cell>
          <table:table-cell table:style-name="Table7.B1" office:value-type="string">
            <text:p text:style-name="P6">https://my.server/db/jobs/[identifier]/job</text:p>
          </table:table-cell>
        </table:table-row>
        <table:table-row>
          <table:table-cell table:style-name="Table7.A2" office:value-type="string">
            <text:p text:style-name="P6">Method</text:p>
          </table:table-cell>
          <table:table-cell table:style-name="Table7.B2" office:value-type="string">
            <text:p text:style-name="P6">PUT</text:p>
          </table:table-cell>
        </table:table-row>
        <table:table-row>
          <table:table-cell table:style-name="Table7.A3" office:value-type="string">
            <text:p text:style-name="P6">Returns</text:p>
          </table:table-cell>
          <table:table-cell>
            <table:table table:is-sub-table="true">
              <table:table-column table:style-name="Table7.B"/>
              <table:table-row>
                <table:table-cell table:style-name="Table7.B2" office:value-type="string">
                  <text:p text:style-name="P6">201 Created</text:p>
                </table:table-cell>
              </table:table-row>
              <table:table-row>
                <table:table-cell table:style-name="Table7.B2" office:value-type="string">
                  <text:p text:style-name="P6">200 OK</text:p>
                </table:table-cell>
              </table:table-row>
              <table:table-row>
                <table:table-cell table:style-name="Table7.B2" office:value-type="string">
                  <text:p text:style-name="P6">401 Access Denied</text:p>
                </table:table-cell>
              </table:table-row>
              <table:table-row>
                <table:table-cell table:style-name="Table7.B2" office:value-type="string">
                  <text:p text:style-name="P6">403 Forbidden</text:p>
                </table:table-cell>
              </table:table-row>
              <table:table-row>
                <table:table-cell table:style-name="Table7.B2" office:value-type="string">
                  <text:p text:style-name="P6">405 Method Not Allowed</text:p>
                </table:table-cell>
              </table:table-row>
            </table:table>
          </table:table-cell>
        </table:table-row>
      </table:table>
      <text:p text:style-name="P8">Table <text:sequence text:ref-name="refTable3" text:name="Table" text:formula="ooow:Table+1" style:num-format="1">4</text:sequence>: Uploading a job file.</text:p>
      <text:p text:style-name="P9">Example:</text:p>
      <text:p text:style-name="P10">PUT http://lx08/db/jobs/3b16dcdd-2d5f-11dd-80f2-c3b981785945/job</text:p>
      <text:p text:style-name="P11">- - - - - - - - - - - - - - - - - - - - - - - - </text:p>
      <text:p text:style-name="P11">201 Created</text:p>
      <text:p text:style-name="P9"/>
      <text:p text:style-name="P9"/>
      <text:h text:style-name="Heading_20_2" text:outline-level="2">Getting job records</text:h>
      <text:p text:style-name="P2"/>
      <table:table table:name="Table5" table:style-name="Table5">
        <table:table-column table:style-name="Table5.A"/>
        <table:table-column table:style-name="Table5.B"/>
        <table:table-row>
          <table:table-cell table:style-name="Table5.A1" office:value-type="string">
            <text:p text:style-name="P6">URL</text:p>
          </table:table-cell>
          <table:table-cell table:style-name="Table5.B1" office:value-type="string">
            <text:p text:style-name="P6">https://my.server/db/jobs/</text:p>
          </table:table-cell>
        </table:table-row>
        <table:table-row>
          <table:table-cell table:style-name="Table5.A2" office:value-type="string">
            <text:p text:style-name="P6">Method</text:p>
          </table:table-cell>
          <table:table-cell table:style-name="Table5.B2" office:value-type="string">
            <text:p text:style-name="P6">GET</text:p>
          </table:table-cell>
        </table:table-row>
        <table:table-row>
          <table:table-cell table:style-name="Table5.A3" office:value-type="string">
            <text:p text:style-name="P6">Query string</text:p>
          </table:table-cell>
          <table:table-cell>
            <table:table table:is-sub-table="true">
              <table:table-column table:style-name="Table5.B3.1"/>
              <table:table-column table:style-name="Table5.B3.2"/>
              <table:table-row>
                <table:table-cell table:style-name="Table5.A2" office:value-type="string">
                  <text:p text:style-name="P6">csStatus=</text:p>
                </table:table-cell>
                <table:table-cell table:style-name="Table5.B2" office:value-type="string">
                  <text:p text:style-name="P6">Filter by status</text:p>
                </table:table-cell>
              </table:table-row>
              <table:table-row>
                <table:table-cell table:style-name="Table5.A2" office:value-type="string">
                  <text:p text:style-name="P6">userInfo=</text:p>
                </table:table-cell>
                <table:table-cell table:style-name="Table5.B2" office:value-type="string">
                  <text:p text:style-name="P6">Filter by DN of submitter</text:p>
                </table:table-cell>
              </table:table-row>
              <table:table-row>
                <table:table-cell table:style-name="Table5.A2" office:value-type="string">
                  <text:p text:style-name="P6">providerInfo=</text:p>
                </table:table-cell>
                <table:table-cell table:style-name="Table5.B2" office:value-type="string">
                  <text:p text:style-name="P6">Filter by DN of provider</text:p>
                </table:table-cell>
              </table:table-row>
              <table:table-row>
                <table:table-cell table:style-name="Table5.A2" office:value-type="string">
                  <text:p text:style-name="P6">start=</text:p>
                </table:table-cell>
                <table:table-cell table:style-name="Table5.B2" office:value-type="string">
                  <text:p text:style-name="P6">The number of the first job to return - 0 is the number of the first job</text:p>
                </table:table-cell>
              </table:table-row>
              <table:table-row>
                <table:table-cell table:style-name="Table5.A2" office:value-type="string">
                  <text:p text:style-name="P6">end=</text:p>
                </table:table-cell>
                <table:table-cell table:style-name="Table5.B2" office:value-type="string">
                  <text:p text:style-name="P6">The number of the last job to return</text:p>
                </table:table-cell>
              </table:table-row>
            </table:table>
          </table:table-cell>
        </table:table-row>
        <table:table-row>
          <table:table-cell table:style-name="Table5.A3" office:value-type="string">
            <text:p text:style-name="P6">Returns</text:p>
          </table:table-cell>
          <table:table-cell>
            <table:table table:is-sub-table="true">
              <table:table-column table:style-name="Table5.B"/>
              <table:table-row>
                <table:table-cell table:style-name="Table5.B2" office:value-type="string">
                  <text:p text:style-name="P6">200 OK &amp; TEXT (gridfactory/jobrecords+text)</text:p>
                </table:table-cell>
              </table:table-row>
              <table:table-row>
                <table:table-cell table:style-name="Table5.B2" office:value-type="string">
                  <text:p text:style-name="P6">401 Unauthorized</text:p>
                </table:table-cell>
              </table:table-row>
              <table:table-row>
                <table:table-cell table:style-name="Table5.B2" office:value-type="string">
                  <text:p text:style-name="P6">404 Not Found</text:p>
                </table:table-cell>
              </table:table-row>
            </table:table>
          </table:table-cell>
        </table:table-row>
      </table:table>
      <text:p text:style-name="P8"><text:soft-page-break/>Table <text:sequence text:ref-name="refTable4" text:name="Table" text:formula="ooow:Table+1" style:num-format="1">5</text:sequence>: Getting multiple job records.</text:p>
      <text:p text:style-name="P9">Example: </text:p>
      <text:p text:style-name="P10">GET https://pullsys.nbi.dk/grid/db/jobs/?status=ready&amp;start=0&amp;end=1</text:p>
      <text:p text:style-name="P11">- - - - - - - - - - - - - - - - - - - - - - - - </text:p>
      <text:p text:style-name="P11">200 OK</text:p>
      <text:p text:style-name="P11"/>
      <text:p text:style-name="P11">identifier<text:tab/>name<text:tab/>csStatus<text:tab/>userInfo<text:tab/>inputFileURLs<text:tab/>outFileMapping<text:tab/>providerInfo<text:tab/>stdoutDest<text:tab/>stderrDest<text:tab/>created<text:tab/>lastModified<text:tab/>outTmp<text:tab/>errTmp<text:tab/>jobID<text:tab/>metaData<text:tab/>host<text:tab/>gridTime<text:tab/>memory<text:tab/>executable<text:tab/>executables<text:tab/>opSys<text:tab/>runtimeEnvironments<text:tab/>allowedVOs<text:tab/>virtualize<text:tab/>dbUrl</text:p>
      <text:p text:style-name="P11">https://orellana.nbi.dk/grid/jobs/3a86aacc-2d5f-11dd-80f2-c3b981785945<text:tab/>job<text:tab/>ready<text:tab/><text:tab/>https://pullsys.nbi.dk/grid/jobs/3a86aacc-2d5f-11dd-80f2-c3b981785945/job<text:tab/><text:tab/><text:tab/>https://pullsys.nbi.dk/grid/jobs/3a86aacc-2d5f-11dd-80f2-c3b981785945/stdout<text:tab/>https://pullsys.nbi.dk/grid/jobs/3a86aacc-2d5f-11dd-80f2-c3b981785945/stderr<text:tab/>2008-05-29 11:11:32<text:tab/>2008-05-29 11:11:32<text:tab/><text:tab/><text:tab/><text:tab/><text:tab/><text:tab/>-1<text:tab/>-1<text:tab/>job<text:tab/><text:tab/><text:tab/><text:tab/><text:tab/>0<text:tab/>https://lx08/db/jobs/3a86aacc-2d5f-11dd-80f2-c3b981785945</text:p>
      <text:p text:style-name="P11">https://pullsys.nbi.dk/grid/jobs/3b16dcdd-2d5f-11dd-80f2-c3b981785945<text:tab/>job<text:tab/>ready<text:tab/><text:tab/>https://pullsys.nbi.dk/grid/jobs/3b16dcdd-2d5f-11dd-80f2-c3b981785945/job<text:tab/><text:tab/><text:tab/>https://pullsys.nbi.dk/grid/jobs/3b16dcdd-2d5f-11dd-80f2-c3b981785945/stdout<text:tab/>https://pullsys.nbi.dk/grid/jobs/3b16dcdd-2d5f-11dd-80f2-c3b981785945/stderr<text:tab/>2008-05-29 11:11:32<text:tab/>2008-05-29 11:11:32<text:tab/><text:tab/><text:tab/><text:tab/><text:tab/><text:tab/>-1<text:tab/>-1<text:tab/>job<text:tab/><text:tab/><text:tab/><text:tab/><text:tab/>0<text:tab/>https://lx08/db/jobs/3a86aacc-2d5f-11dd-80f2-c3b981785945</text:p>
      <text:p text:style-name="Standard"/>
      <text:h text:style-name="Heading_20_2" text:outline-level="2">Getting a specific job record</text:h>
      <text:p text:style-name="Standard"/>
      <table:table table:name="Table4" table:style-name="Table4">
        <table:table-column table:style-name="Table4.A"/>
        <table:table-column table:style-name="Table4.B"/>
        <table:table-row>
          <table:table-cell table:style-name="Table4.A1" office:value-type="string">
            <text:p text:style-name="P6">URL</text:p>
          </table:table-cell>
          <table:table-cell table:style-name="Table4.B1" office:value-type="string">
            <text:p text:style-name="P6">https://my.server/db/jobs/[identifier]</text:p>
          </table:table-cell>
        </table:table-row>
        <table:table-row>
          <table:table-cell table:style-name="Table4.A2" office:value-type="string">
            <text:p text:style-name="P6">Method</text:p>
          </table:table-cell>
          <table:table-cell table:style-name="Table4.B2" office:value-type="string">
            <text:p text:style-name="P6">GET</text:p>
          </table:table-cell>
        </table:table-row>
        <table:table-row>
          <table:table-cell table:style-name="Table4.A3" office:value-type="string">
            <text:p text:style-name="P6">Returns</text:p>
          </table:table-cell>
          <table:table-cell>
            <table:table table:is-sub-table="true">
              <table:table-column table:style-name="Table4.B"/>
              <table:table-row>
                <table:table-cell table:style-name="Table4.B2" office:value-type="string">
                  <text:p text:style-name="P6">200 OK &amp; TEXT (gridfactory/jobrecord+text)</text:p>
                </table:table-cell>
              </table:table-row>
              <table:table-row>
                <table:table-cell table:style-name="Table4.B2" office:value-type="string">
                  <text:p text:style-name="P6">401 Unauthorized</text:p>
                </table:table-cell>
              </table:table-row>
              <table:table-row>
                <table:table-cell table:style-name="Table4.B2" office:value-type="string">
                  <text:p text:style-name="P6">404 Not Found</text:p>
                </table:table-cell>
              </table:table-row>
            </table:table>
          </table:table-cell>
        </table:table-row>
      </table:table>
      <text:p text:style-name="P8">Table <text:sequence text:ref-name="refTable5" text:name="Table" text:formula="ooow:Table+1" style:num-format="1">6</text:sequence>: Getting a single job record.</text:p>
      <text:p text:style-name="P9">Example:</text:p>
      <text:p text:style-name="P10">GET http://lx08/db/jobs/3b16dcdd-2d5f-11dd-80f2-c3b981785945</text:p>
      <text:p text:style-name="P11">- - - - - - - - - - - - - - - - - - - - - - - - </text:p>
      <text:p text:style-name="P11">200 OK</text:p>
      <text:p text:style-name="P11"/>
      <text:p text:style-name="P11">identifier: https://orellana.nbi.dk/grid/jobs/3b16dcdd-2d5f-11dd-80f2-c3b981785945</text:p>
      <text:p text:style-name="P11">name: job</text:p>
      <text:p text:style-name="P11">csStatus: ready</text:p>
      <text:p text:style-name="P11"><text:soft-page-break/>userInfo:</text:p>
      <text:p text:style-name="P11">inputFileURLs: https://pullsys.nbi.dk/grid/jobs/3b16dcdd-2d5f-11dd-80f2-c3b981785945/job</text:p>
      <text:p text:style-name="P11">outFileMapping:</text:p>
      <text:p text:style-name="P11">providerInfo:</text:p>
      <text:p text:style-name="P11">stdoutDest: https://pullsys.nbi.dk/grid/jobs/3b16dcdd-2d5f-11dd-80f2-c3b981785945/stdout</text:p>
      <text:p text:style-name="P11">stderrDest: https://pullsys.nbi.dk/grid/jobs/3b16dcdd-2d5f-11dd-80f2-c3b981785945/stderr</text:p>
      <text:p text:style-name="P11">created: 2008-05-29 11:11:32</text:p>
      <text:p text:style-name="P11">lastModified: 2008-05-29 11:11:32</text:p>
      <text:p text:style-name="P11">outTmp:</text:p>
      <text:p text:style-name="P11">errTmp:</text:p>
      <text:p text:style-name="P11">jobID:</text:p>
      <text:p text:style-name="P11">metaData:</text:p>
      <text:p text:style-name="P11">host:</text:p>
      <text:p text:style-name="P11">gridTime:-1</text:p>
      <text:p text:style-name="P11">memory:-1</text:p>
      <text:p text:style-name="P11">executable:job</text:p>
      <text:p text:style-name="P11">executables:</text:p>
      <text:p text:style-name="P11">opSys:</text:p>
      <text:p text:style-name="P11">runtimeEnvironments:</text:p>
      <text:p text:style-name="P11">allowedVOs:</text:p>
      <text:p text:style-name="P11">virtualize:0</text:p>
      <text:p text:style-name="P9"/>
      <text:p text:style-name="P9">Notice that the identifier contains a host name different from the one of the host running the service. This indicates that the host running the service has pulled the job from somewhere else. The host name in the identifier is the name of the host to which job was originally submitted.</text:p>
      <text:h text:style-name="Heading_20_2" text:outline-level="2">Modifying the status of a job</text:h>
      <text:p text:style-name="P9">To modify an existing job, we'll PUT a text representation of a job to the URL of our job.</text:p>
      <text:p text:style-name="P9"/>
      <table:table table:name="Table2" table:style-name="Table2">
        <table:table-column table:style-name="Table2.A"/>
        <table:table-column table:style-name="Table2.B"/>
        <table:table-row>
          <table:table-cell table:style-name="Table2.A1" office:value-type="string">
            <text:p text:style-name="P6">URL</text:p>
          </table:table-cell>
          <table:table-cell table:style-name="Table2.B1" office:value-type="string">
            <text:p text:style-name="P6">https://my.server/db/jobs/[identifier]</text:p>
          </table:table-cell>
        </table:table-row>
        <table:table-row>
          <table:table-cell table:style-name="Table2.A2" office:value-type="string">
            <text:p text:style-name="P6">Method</text:p>
          </table:table-cell>
          <table:table-cell table:style-name="Table2.B2" office:value-type="string">
            <text:p text:style-name="P6">PUT</text:p>
          </table:table-cell>
        </table:table-row>
        <table:table-row>
          <table:table-cell table:style-name="Table2.A2" office:value-type="string">
            <text:p text:style-name="P6">Request body</text:p>
          </table:table-cell>
          <table:table-cell table:style-name="Table2.B2" office:value-type="string">
            <text:p text:style-name="P6">TEXT (gridfactory/jobrecord+text)</text:p>
          </table:table-cell>
        </table:table-row>
        <table:table-row>
          <table:table-cell table:style-name="Table2.A4" office:value-type="string">
            <text:p text:style-name="P6">Returns</text:p>
          </table:table-cell>
          <table:table-cell>
            <table:table table:is-sub-table="true">
              <table:table-column table:style-name="Table2.B"/>
              <table:table-row>
                <table:table-cell table:style-name="Table2.B2" office:value-type="string">
                  <text:p text:style-name="P6">201 Created &amp; Location</text:p>
                </table:table-cell>
              </table:table-row>
              <table:table-row>
                <table:table-cell table:style-name="Table2.B2" office:value-type="string">
                  <text:p text:style-name="P6">401 Unauthorized</text:p>
                </table:table-cell>
              </table:table-row>
              <table:table-row>
                <table:table-cell table:style-name="Table2.B2" office:value-type="string">
                  <text:p text:style-name="P6">404 Not Found</text:p>
                </table:table-cell>
              </table:table-row>
              <table:table-row>
                <table:table-cell table:style-name="Table2.B2" office:value-type="string">
                  <text:p text:style-name="P6">415 Unsupported Media Type</text:p>
                </table:table-cell>
              </table:table-row>
            </table:table>
          </table:table-cell>
        </table:table-row>
      </table:table>
      <text:p text:style-name="P8">Table <text:sequence text:ref-name="refTable6" text:name="Table" text:formula="ooow:Table+1" style:num-format="1">7</text:sequence>: Modifying a single job record.</text:p>
      <text:p text:style-name="P1"><text:soft-page-break/>Since we don't want people to create new job records using PUT, only update existing job records, we'll return a '404 Not' Found error if the resource doesn't already exist.</text:p>
      <text:p text:style-name="P1">Example: </text:p>
      <text:p text:style-name="P10">PUT http://lx08/db/jobs/3b16dcdd-2d5f-11dd-80f2-c3b981785945</text:p>
      <text:p text:style-name="P11"/>
      <text:p text:style-name="P11">csStatus: ready</text:p>
      <text:p text:style-name="P11">- - - - - - - - - - - - - - - - - - - - - - - - </text:p>
      <text:p text:style-name="P11">201 Created</text:p>
      <text:p text:style-name="P1">Notice all values of a job record can be changed, except for those corresponding to the keys 'created' and 'lastModified'. These are set by the server. The value of 'lastModified' is changed on each PUT, regardless of whether the job record is actually changed.</text:p>
      <text:h text:style-name="Heading_20_2" text:outline-level="2">Downloading output files</text:h>
      <text:p text:style-name="Standard"/>
      <table:table table:name="Table8" table:style-name="Table8">
        <table:table-column table:style-name="Table8.A"/>
        <table:table-column table:style-name="Table8.B"/>
        <table:table-row>
          <table:table-cell table:style-name="Table8.A1" office:value-type="string">
            <text:p text:style-name="P6">URL</text:p>
          </table:table-cell>
          <table:table-cell table:style-name="Table8.B1" office:value-type="string">
            <text:p text:style-name="P6">https://my.server/db/jobs/[identifier]/[file]</text:p>
          </table:table-cell>
        </table:table-row>
        <table:table-row>
          <table:table-cell table:style-name="Table8.A2" office:value-type="string">
            <text:p text:style-name="P6">Method</text:p>
          </table:table-cell>
          <table:table-cell table:style-name="Table8.B2" office:value-type="string">
            <text:p text:style-name="P6">GET</text:p>
          </table:table-cell>
        </table:table-row>
        <table:table-row>
          <table:table-cell table:style-name="Table8.A3" office:value-type="string">
            <text:p text:style-name="P6">Returns</text:p>
          </table:table-cell>
          <table:table-cell>
            <table:table table:is-sub-table="true">
              <table:table-column table:style-name="Table8.B"/>
              <table:table-row>
                <table:table-cell table:style-name="Table8.B2" office:value-type="string">
                  <text:p text:style-name="P6">200 OK &amp; BODY</text:p>
                </table:table-cell>
              </table:table-row>
              <table:table-row>
                <table:table-cell table:style-name="Table8.B2" office:value-type="string">
                  <text:p text:style-name="P6">401 Unauthorized</text:p>
                </table:table-cell>
              </table:table-row>
              <table:table-row>
                <table:table-cell table:style-name="Table8.B2" office:value-type="string">
                  <text:p text:style-name="P6">404 Not Found</text:p>
                </table:table-cell>
              </table:table-row>
            </table:table>
          </table:table-cell>
        </table:table-row>
      </table:table>
      <text:p text:style-name="P8">Table <text:sequence text:ref-name="refTable7" text:name="Table" text:formula="ooow:Table+1" style:num-format="1">8</text:sequence>: Getting a single job record.</text:p>
      <text:p text:style-name="P9">Example:</text:p>
      <text:p text:style-name="P10">GET http://lx08/db/jobs/3b16dcdd-2d5f-11dd-80f2-c3b981785945/output_file_1.data</text:p>
      <text:p text:style-name="P11">- - - - - - - - - - - - - - - - - - - - - - - - </text:p>
      <text:p text:style-name="P11">200 OK</text:p>
      <text:p text:style-name="P11"/>
      <text:p text:style-name="P13">File body</text:p>
      <text:p text:style-name="P9"/>
      <text:h text:style-name="Heading_20_1" text:outline-level="1">Bibliography</text:h>
      <text:p text:style-name="P5"><text:reference-mark-start text:name="GRIDFACTORY"/>GRIDFACTORY<text:reference-mark-end text:name="GRIDFACTORY"/>, Frederik Orellana, "GridFactory - a compute system for distributed clusters", <text:span text:style-name="T1">in preparation</text:span></text:p>
      <text:p text:style-name="P1"><text:reference-mark-start text:name="MOD_GACL"/>MOD_GACL<text:reference-mark-end text:name="MOD_GACL"/>, Frederik Orellana, “Authorization and virtual organisations with Apache, X.509 and GACL”, <text:span text:style-name="T1">in preparation</text:span></text:p>
      <text:p text:style-name="P5"><text:reference-mark-start text:name="REST"/>REST<text:reference-mark-end text:name="REST"/>, RESTful web services are described in e.g.<text:line-break/><text:a xlink:type="simple" xlink:href="http://www.peej.co.uk/articles/restfully-delicious.html">http://www.peej.co.uk/articles/restfully-delicious.html</text:a></text:p>
      <text:p text:style-name="P5"><text:reference-mark-start text:name="UUID"/>UUID<text:reference-mark-end text:name="UUID"/>, International Telecommunication Union, “Information technology - Open Systems Interconnection - Procedures for the operation of OSI Registration Authorities: Generation and registration of Universally Unique Identifiers (UUIDs) and their use as ASN.1 Object Identifier components “, <text:s/><text:a xlink:type="simple" xlink:href="http://www.itu.int/ITU-T/studygroups/com17/oid.html">http://www.itu.int/ITU-T/studygroups/com17/oid.html</text:a></text:p>
      <text:p text:style-name="P5"><text:soft-page-break/></text:p>
      <text:p text:style-name="P23"><text:bookmark-start text:name="_PictureBullets"/><draw:frame draw:style-name="fr1" draw:name="graphics1" text:anchor-type="as-char" svg:width="0.397cm" svg:height="0.397cm" draw:z-index="0"><draw:image xlink:href="Pictures/100002000000000F0000000F93484080.png" xlink:type="simple" xlink:show="embed" xlink:actuate="onLoad"/></draw:fram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Bitstream Vera Sans Mono" svg:font-family="'Bitstream Vera Sans Mono'" style:font-family-generic="modern" style:font-pitch="fixed"/>
    <style:font-face style:name="Cumberland AMT" svg:font-family="'Cumberland AMT'"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Albany AMT1" svg:font-family="'Albany AMT'" style:font-family-generic="system"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212cm" fo:margin-bottom="0cm" fo:text-align="justify" style:justify-single-word="false" fo:orphans="2" fo:widows="2" fo:text-indent="0.501cm" style:auto-text-indent="false" fo:background-color="transparent" style:writing-mode="lr-tb">
        <style:background-image/>
      </style:paragraph-properties>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Mincho"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align="justify" style:justify-single-word="false"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default-outline-level="2">
      <style:paragraph-properties fo:margin-left="-3.175cm" fo:margin-right="0cm" fo:margin-top="0.423cm" fo:margin-bottom="0.106cm" fo:text-align="justify" style:justify-single-word="false" fo:text-indent="0cm" style:auto-text-indent="false" style:page-number="auto" fo:keep-with-next="always" text:number-lines="false" text:line-number="0">
        <style:tab-stops/>
      </style:paragraph-propertie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1.219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8cm" style:type="center"/>
          <style:tab-stop style:position="17.59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8cm" style:type="center"/>
          <style:tab-stop style:position="17.59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762cm" fo:margin-right="0.508cm" fo:text-indent="0cm" style:auto-text-indent="false" text:number-lines="true" text:line-number="0">
        <style:tab-stops>
          <style:tab-stop style:position="1.376cm"/>
          <style:tab-stop style:position="16.665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501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501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501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501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501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501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501cm"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8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font-variant="small-caps" fo:font-size="20pt" fo:font-weight="bold" style:letter-kerning="true" style:font-size-asian="20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212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501cm" style:auto-text-indent="false"/>
    </style:style>
    <style:style style:name="List_20_Heading" style:display-name="List Heading" style:family="paragraph" style:parent-style-name="Standard" style:next-style-name="List_20_Contents" style:class="html">
      <style:paragraph-properties fo:margin-left="0cm" fo:margin-right="0cm" fo:text-indent="0.501cm" style:auto-text-indent="false"/>
    </style:style>
    <style:style style:name="Text_20_1" style:display-name="Text 1" style:family="paragraph" style:parent-style-name="Standard">
      <style:paragraph-properties fo:margin-left="0.85cm" fo:margin-right="0cm" fo:margin-top="0.212cm" fo:margin-bottom="0.423cm" fo:text-align="justify" style:justify-single-word="false" fo:text-indent="0.501cm" style:auto-text-indent="false"/>
      <style:text-properties style:font-size-complex="10pt"/>
    </style:style>
    <style:style style:name="Normal_20_Indent" style:display-name="Normal Indent" style:family="paragraph" style:parent-style-name="Standard">
      <style:paragraph-properties fo:margin-left="1.27cm" fo:margin-right="0cm" fo:margin-top="0.212cm" fo:margin-bottom="0.423cm" fo:text-align="justify" style:justify-single-word="false" fo:keep-together="always" fo:text-indent="0.501cm" style:auto-text-indent="false"/>
      <style:text-properties fo:font-size="10pt" style:font-size-asian="10pt" style:font-size-complex="10pt"/>
    </style:style>
    <style:style style:name="NumPar_20_2" style:display-name="NumPar 2" style:family="paragraph" style:parent-style-name="Heading_20_2" style:next-style-name="Standard" style:list-style-name="WW8Num13">
      <style:paragraph-properties fo:margin-left="-2.325cm" fo:margin-right="0cm" fo:margin-top="0cm" fo:margin-bottom="0.423cm" fo:text-indent="0cm" style:auto-text-indent="false" fo:keep-with-next="auto"/>
      <style:text-properties style:font-name="Times New Roman" fo:font-size="12pt" fo:font-style="normal" fo:font-weight="normal" style:font-size-asian="12pt" style:font-style-asian="normal" style:font-weight-asian="normal" style:font-name-complex="Times New Roman" style:font-size-complex="10pt" style:font-style-complex="normal" style:font-weight-complex="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radiooptions" style:family="paragraph" style:parent-style-name="Standard">
      <style:paragraph-properties fo:margin-left="1.27cm" fo:margin-right="0cm" fo:text-indent="-1.27cm" style:auto-text-indent="false" fo:keep-with-next="always"/>
      <style:text-properties fo:font-size="10pt" style:font-size-asian="10pt"/>
    </style:style>
    <style:style style:name="Question" style:family="paragraph" style:parent-style-name="Standard">
      <style:paragraph-properties fo:margin-left="1cm" fo:margin-right="0cm" fo:margin-top="0.423cm" fo:margin-bottom="0.106cm" fo:text-indent="-1cm" style:auto-text-indent="false" fo:keep-with-next="always">
        <style:tab-stops>
          <style:tab-stop style:position="0cm"/>
        </style:tab-stops>
      </style:paragraph-properties>
      <style:text-properties fo:font-weight="bold" style:font-weight-asian="bold"/>
    </style:style>
    <style:style style:name="radiobuttons" style:family="paragraph" style:parent-style-name="radiooptions">
      <style:text-properties fo:font-size="12pt" style:font-size-asian="12pt"/>
    </style:style>
    <style:style style:name="Symbols" style:family="paragraph" style:parent-style-name="radiobuttons">
      <style:text-properties fo:font-size="16pt" style:font-size-asian="16pt"/>
    </style:style>
    <style:style style:name="Spacer" style:family="paragraph" style:parent-style-name="Standard"/>
    <style:style style:name="Section" style:family="paragraph" style:parent-style-name="Question">
      <style:paragraph-properties fo:margin-top="0.635cm" fo:margin-bottom="0.212cm"/>
      <style:text-properties fo:font-size="16pt" style:font-size-asian="16pt"/>
    </style:style>
    <style:style style:name="radiooptionswbox" style:family="paragraph" style:parent-style-name="radiooptions">
      <style:paragraph-properties fo:margin-left="0cm" fo:margin-right="0cm" fo:margin-top="0.106cm" fo:margin-bottom="0cm" fo:text-indent="0cm" style:auto-text-indent="false"/>
    </style:style>
    <style:style style:name="radiobuttonswbox" style:family="paragraph" style:parent-style-name="radiobuttons">
      <style:paragraph-properties fo:margin-top="0.106cm" fo:margin-bottom="0cm"/>
    </style:style>
    <style:style style:name="divider" style:family="paragraph" style:parent-style-name="Spacer">
      <style:paragraph-properties fo:keep-with-next="always"/>
      <style:text-properties fo:font-size="6pt" style:font-size-asian="6pt"/>
    </style:style>
    <style:style style:name="List_20_Bullet" style:display-name="List Bullet" style:family="paragraph" style:parent-style-name="Standard" style:list-style-name="WW8Num16">
      <style:paragraph-properties fo:margin-left="0cm" fo:margin-right="0cm" fo:margin-top="0.212cm" fo:margin-bottom="0.423cm" fo:text-align="justify" style:justify-single-word="false" fo:text-indent="0cm" style:auto-text-indent="false"/>
      <style:text-properties style:font-size-complex="10pt"/>
    </style:style>
    <style:style style:name="Body_20_Text_20_3" style:display-name="Body Text 3" style:family="paragraph" style:parent-style-name="Standard">
      <style:paragraph-properties fo:margin-left="0cm" fo:margin-right="0.991cm" fo:hyphenation-ladder-count="no-limit" fo:text-indent="0.501cm" style:auto-text-indent="false" fo:padding-left="0.141cm" fo:padding-right="0cm" fo:padding-top="0.035cm" fo:padding-bottom="0.035cm" fo:border="0.018cm solid #000000">
        <style:tab-stops>
          <style:tab-stop style:position="15.24cm"/>
        </style:tab-stops>
      </style:paragraph-properties>
      <style:text-properties fo:font-variant="small-caps" fo:letter-spacing="-0.004cm" fo:font-weight="bold" style:font-weight-asian="bold" fo:hyphenate="false" fo:hyphenation-remain-char-count="2" fo:hyphenation-push-char-count="2"/>
    </style:style>
    <style:style style:name="Titre_20_article" style:display-name="Titre article" style:family="paragraph" style:parent-style-name="Standard" style:next-style-name="Standard">
      <style:paragraph-properties fo:margin-top="0.635cm" fo:margin-bottom="0.212cm" fo:text-align="center" style:justify-single-word="false" fo:keep-with-next="always"/>
      <style:text-properties fo:font-style="italic" style:font-style-asian="italic" style:font-size-complex="10pt"/>
    </style:style>
    <style:style style:name="Copies" style:family="paragraph" style:parent-style-name="Standard" style:next-style-name="Standard">
      <style:paragraph-properties fo:margin-left="3.501cm" fo:margin-right="0cm" fo:margin-top="0.847cm" fo:margin-bottom="0cm" fo:text-indent="-3.501cm" style:auto-text-indent="false">
        <style:tab-stops>
          <style:tab-stop style:position="1cm"/>
          <style:tab-stop style:position="1.499cm"/>
          <style:tab-stop style:position="6.5cm"/>
          <style:tab-stop style:position="7.751cm"/>
          <style:tab-stop style:position="8.5cm"/>
        </style:tab-stops>
      </style:paragraph-properties>
      <style:text-properties style:font-size-complex="10pt"/>
    </style:style>
    <style:style style:name="TableData" style:family="paragraph">
      <style:paragraph-properties fo:orphans="2" fo:widows="2"/>
      <style:text-properties style:use-window-font-color="true" style:font-name="Arial" fo:font-size="12pt" fo:language="en" fo:country="GB" style:font-name-asian="Times New Roman" style:font-size-asian="12pt" style:font-name-complex="Arial" style:font-size-complex="12pt" style:language-complex="ar" style:country-complex="SA"/>
    </style:style>
    <style:style style:name="TableHead" style:family="paragraph">
      <style:paragraph-properties fo:text-align="center" style:justify-single-word="false" fo:orphans="2" fo:widows="2"/>
      <style:text-properties style:use-window-font-color="true" style:font-name="Arial" fo:font-size="16pt" fo:language="en" fo:country="GB" fo:font-weight="bold" style:letter-kerning="true" style:font-name-asian="Times New Roman" style:font-size-asian="16pt" style:font-weight-asian="bold" style:font-name-complex="Arial" style:font-size-complex="16pt" style:language-complex="ar" style:country-complex="SA"/>
    </style:style>
    <style:style style:name="Condenced" style:family="paragraph">
      <style:paragraph-properties fo:orphans="2" fo:widows="2"/>
      <style:text-properties style:use-window-font-color="true" style:font-name="Arial" fo:font-size="12pt" fo:letter-spacing="-0.035cm" fo:language="en" fo:country="GB" style:font-name-asian="Times New Roman" style:font-size-asian="12pt" style:font-name-complex="Arial" style:font-size-complex="12pt" style:language-complex="ar" style:country-complex="SA"/>
    </style:style>
    <style:style style:name="EmptyHeading" style:family="paragraph" style:parent-style-name="Heading_20_1">
      <style:paragraph-properties fo:margin-left="0cm" fo:margin-right="0cm" fo:text-indent="0cm" style:auto-text-indent="false"/>
    </style:style>
    <style:style style:name="CellTitle" style:family="paragraph" style:parent-style-name="Standard">
      <style:paragraph-properties fo:margin-left="0cm" fo:margin-right="0cm" fo:margin-top="0cm" fo:margin-bottom="0cm" fo:text-align="start" style:justify-single-word="false" fo:text-indent="0cm" style:auto-text-indent="false"/>
      <style:text-properties fo:font-weight="bold" style:font-weight-asian="bold"/>
    </style:style>
    <style:style style:name="CellContents" style:family="paragraph" style:parent-style-name="CellTitle">
      <style:text-properties fo:font-weight="normal" style:font-weight-asian="normal"/>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ource_20_Text" style:display-name="Source Text" style:family="text">
      <style:text-properties style:font-name="Cumberland AMT" style:font-name-asian="Cumberland AMT" style:font-name-complex="Cumberland AM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Default_20_Paragraph_20_Font" style:display-name="Default Paragraph Font" style:family="text"/>
    <style:style style:name="_20_Char_20_Char1" style:display-name=" Char Char1" style:family="text" style:parent-style-name="Default_20_Paragraph_20_Font">
      <style:text-properties style:font-name="Arial" fo:font-size="14pt" fo:language="en" fo:country="GB"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Added" style:family="text" style:parent-style-name="Default_20_Paragraph_20_Font">
      <style:text-properties style:text-underline-style="solid" style:text-underline-width="auto" style:text-underline-color="font-color" fo:font-weight="bold" style:font-weight-asian="bold"/>
    </style:style>
    <style:style style:name="_20_Char_20_Char" style:display-name=" Char Char" style:family="text" style:parent-style-name="Default_20_Paragraph_20_Font">
      <style:text-properties fo:font-variant="small-caps" fo:font-size="12pt" fo:letter-spacing="-0.004cm" fo:language="en" fo:country="GB" fo:font-weight="bold" style:font-size-asian="12pt" style:font-weight-asian="bold"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space-before="3.175cm" text:min-label-width="1.016cm"/>
      </text:outline-level-style>
      <text:outline-level-style text:level="3" style:num-format="1" text:display-levels="3">
        <style:list-level-properties text:space-before="1.27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905cm" text:min-label-width="0.635cm"/>
        <style:text-properties style:font-name="Symbol"/>
      </text:list-level-style-bullet>
      <text:list-level-style-bullet text:level="2" text:style-name="WW8Num10z1" style:num-suffix="." text:bullet-char="o">
        <style:list-level-properties text:space-before="3.175cm" text:min-label-width="0.635cm"/>
        <style:text-properties fo:font-family="'Courier New'" style:font-family-generic="modern" style:font-pitch="fixed"/>
      </text:list-level-style-bullet>
      <text:list-level-style-bullet text:level="3" text:style-name="WW8Num10z2" style:num-suffix="." text:bullet-char="">
        <style:list-level-properties text:space-before="4.445cm" text:min-label-width="0.635cm"/>
        <style:text-properties style:font-name="Wingdings"/>
      </text:list-level-style-bullet>
      <text:list-level-style-bullet text:level="4" text:style-name="WW8Num10z0" style:num-suffix="." text:bullet-char="">
        <style:list-level-properties text:space-before="5.715cm" text:min-label-width="0.635cm"/>
        <style:text-properties style:font-name="Symbol"/>
      </text:list-level-style-bullet>
      <text:list-level-style-bullet text:level="5" text:style-name="WW8Num10z1" style:num-suffix="." text:bullet-char="o">
        <style:list-level-properties text:space-before="6.985cm" text:min-label-width="0.635cm"/>
        <style:text-properties fo:font-family="'Courier New'" style:font-family-generic="modern" style:font-pitch="fixed"/>
      </text:list-level-style-bullet>
      <text:list-level-style-bullet text:level="6" text:style-name="WW8Num10z2" style:num-suffix="." text:bullet-char="">
        <style:list-level-properties text:space-before="8.255cm" text:min-label-width="0.635cm"/>
        <style:text-properties style:font-name="Wingdings"/>
      </text:list-level-style-bullet>
      <text:list-level-style-bullet text:level="7" text:style-name="WW8Num10z0" style:num-suffix="." text:bullet-char="">
        <style:list-level-properties text:space-before="9.525cm" text:min-label-width="0.635cm"/>
        <style:text-properties style:font-name="Symbol"/>
      </text:list-level-style-bullet>
      <text:list-level-style-bullet text:level="8" text:style-name="WW8Num10z1" style:num-suffix="." text:bullet-char="o">
        <style:list-level-properties text:space-before="10.795cm" text:min-label-width="0.635cm"/>
        <style:text-properties fo:font-family="'Courier New'" style:font-family-generic="modern" style:font-pitch="fixed"/>
      </text:list-level-style-bullet>
      <text:list-level-style-bullet text:level="9" text:style-name="WW8Num1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136cm" text:min-label-width="0.635cm"/>
        <style:text-properties style:font-name="Symbol"/>
      </text:list-level-style-bullet>
      <text:list-level-style-bullet text:level="2" text:style-name="WW8Num11z1" style:num-suffix="." text:bullet-char="o">
        <style:list-level-properties text:space-before="2.406cm" text:min-label-width="0.635cm"/>
        <style:text-properties fo:font-family="'Courier New'" style:font-family-generic="modern" style:font-pitch="fixed"/>
      </text:list-level-style-bullet>
      <text:list-level-style-bullet text:level="3" text:style-name="WW8Num11z2" style:num-suffix="." text:bullet-char="">
        <style:list-level-properties text:space-before="3.676cm" text:min-label-width="0.635cm"/>
        <style:text-properties style:font-name="Wingdings"/>
      </text:list-level-style-bullet>
      <text:list-level-style-bullet text:level="4" text:style-name="WW8Num11z0" style:num-suffix="." text:bullet-char="">
        <style:list-level-properties text:space-before="4.946cm" text:min-label-width="0.635cm"/>
        <style:text-properties style:font-name="Symbol"/>
      </text:list-level-style-bullet>
      <text:list-level-style-bullet text:level="5" text:style-name="WW8Num11z1" style:num-suffix="." text:bullet-char="o">
        <style:list-level-properties text:space-before="6.216cm" text:min-label-width="0.635cm"/>
        <style:text-properties fo:font-family="'Courier New'" style:font-family-generic="modern" style:font-pitch="fixed"/>
      </text:list-level-style-bullet>
      <text:list-level-style-bullet text:level="6" text:style-name="WW8Num11z2" style:num-suffix="." text:bullet-char="">
        <style:list-level-properties text:space-before="7.486cm" text:min-label-width="0.635cm"/>
        <style:text-properties style:font-name="Wingdings"/>
      </text:list-level-style-bullet>
      <text:list-level-style-bullet text:level="7" text:style-name="WW8Num11z0" style:num-suffix="." text:bullet-char="">
        <style:list-level-properties text:space-before="8.756cm" text:min-label-width="0.635cm"/>
        <style:text-properties style:font-name="Symbol"/>
      </text:list-level-style-bullet>
      <text:list-level-style-bullet text:level="8" text:style-name="WW8Num11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1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space-before="3.175cm" text:min-label-width="1.016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762cm"/>
      </text:list-level-style-number>
      <text:list-level-style-number text:level="2" style:num-format="1" text:display-levels="2">
        <style:list-level-properties text:space-before="3.175cm" text:min-label-width="1.016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136cm" text:min-label-width="0.635cm"/>
        <style:text-properties style:font-name="Symbol"/>
      </text:list-level-style-bullet>
      <text:list-level-style-bullet text:level="2" text:style-name="WW8Num15z1" style:num-suffix="." text:bullet-char="o">
        <style:list-level-properties text:space-before="2.406cm" text:min-label-width="0.635cm"/>
        <style:text-properties fo:font-family="'Courier New'" style:font-family-generic="modern" style:font-pitch="fixed"/>
      </text:list-level-style-bullet>
      <text:list-level-style-bullet text:level="3" text:style-name="WW8Num15z2" style:num-suffix="." text:bullet-char="">
        <style:list-level-properties text:space-before="3.676cm" text:min-label-width="0.635cm"/>
        <style:text-properties style:font-name="Wingdings"/>
      </text:list-level-style-bullet>
      <text:list-level-style-bullet text:level="4" text:style-name="WW8Num15z0" style:num-suffix="." text:bullet-char="">
        <style:list-level-properties text:space-before="4.946cm" text:min-label-width="0.635cm"/>
        <style:text-properties style:font-name="Symbol"/>
      </text:list-level-style-bullet>
      <text:list-level-style-bullet text:level="5" text:style-name="WW8Num15z1" style:num-suffix="." text:bullet-char="o">
        <style:list-level-properties text:space-before="6.216cm" text:min-label-width="0.635cm"/>
        <style:text-properties fo:font-family="'Courier New'" style:font-family-generic="modern" style:font-pitch="fixed"/>
      </text:list-level-style-bullet>
      <text:list-level-style-bullet text:level="6" text:style-name="WW8Num15z2" style:num-suffix="." text:bullet-char="">
        <style:list-level-properties text:space-before="7.486cm" text:min-label-width="0.635cm"/>
        <style:text-properties style:font-name="Wingdings"/>
      </text:list-level-style-bullet>
      <text:list-level-style-bullet text:level="7" text:style-name="WW8Num15z0" style:num-suffix="." text:bullet-char="">
        <style:list-level-properties text:space-before="8.756cm" text:min-label-width="0.635cm"/>
        <style:text-properties style:font-name="Symbol"/>
      </text:list-level-style-bullet>
      <text:list-level-style-bullet text:level="8" text:style-name="WW8Num15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5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fo:font-family="'Courier New'" style:font-family-generic="modern" style:font-pitch="fixed"/>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fo:font-family="'Courier New'" style:font-family-generic="modern" style:font-pitch="fixed"/>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fo:font-family="'Courier New'" style:font-family-generic="modern" style:font-pitch="fixed"/>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27cm" text:min-label-width="0.635cm"/>
        <style:text-properties style:font-name="Symbol"/>
      </text:list-level-style-bullet>
      <text:list-level-style-bullet text:level="2" text:style-name="WW8Num18z1" style:num-suffix="." text:bullet-char="o">
        <style:list-level-properties text:space-before="2.54cm" text:min-label-width="0.635cm"/>
        <style:text-properties fo:font-family="'Courier New'" style:font-family-generic="modern" style:font-pitch="fixed"/>
      </text:list-level-style-bullet>
      <text:list-level-style-bullet text:level="3" text:style-name="WW8Num18z2" style:num-suffix="." text:bullet-char="">
        <style:list-level-properties text:space-before="3.81cm" text:min-label-width="0.635cm"/>
        <style:text-properties style:font-name="Wingdings"/>
      </text:list-level-style-bullet>
      <text:list-level-style-bullet text:level="4" text:style-name="WW8Num18z0" style:num-suffix="." text:bullet-char="">
        <style:list-level-properties text:space-before="5.08cm" text:min-label-width="0.635cm"/>
        <style:text-properties style:font-name="Symbol"/>
      </text:list-level-style-bullet>
      <text:list-level-style-bullet text:level="5" text:style-name="WW8Num18z1" style:num-suffix="." text:bullet-char="o">
        <style:list-level-properties text:space-before="6.35cm" text:min-label-width="0.635cm"/>
        <style:text-properties fo:font-family="'Courier New'" style:font-family-generic="modern" style:font-pitch="fixed"/>
      </text:list-level-style-bullet>
      <text:list-level-style-bullet text:level="6" text:style-name="WW8Num18z2" style:num-suffix="." text:bullet-char="">
        <style:list-level-properties text:space-before="7.62cm" text:min-label-width="0.635cm"/>
        <style:text-properties style:font-name="Wingdings"/>
      </text:list-level-style-bullet>
      <text:list-level-style-bullet text:level="7" text:style-name="WW8Num18z0" style:num-suffix="." text:bullet-char="">
        <style:list-level-properties text:space-before="8.89cm" text:min-label-width="0.635cm"/>
        <style:text-properties style:font-name="Symbol"/>
      </text:list-level-style-bullet>
      <text:list-level-style-bullet text:level="8" text:style-name="WW8Num18z1" style:num-suffix="." text:bullet-char="o">
        <style:list-level-properties text:space-before="10.16cm" text:min-label-width="0.635cm"/>
        <style:text-properties fo:font-family="'Courier New'" style:font-family-generic="modern" style:font-pitch="fixed"/>
      </text:list-level-style-bullet>
      <text:list-level-style-bullet text:level="9" text:style-name="WW8Num1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7cm" fo:margin-bottom="1.27cm" fo:margin-left="1.7cm" fo:margin-right="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xlink:href="../../../../../Pictures/draft.png" xlink:type="simple" xlink:actuate="onLoad" style:position="center center" style:repeat="no-repeat"/>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adjustment="left" style:rel-width="25%" style:color="#000000"/>
      </style:page-layout-properties>
      <style:header-style/>
      <style:footer-style/>
    </style:page-layout>
    <style:page-layout style:name="Mpm8">
      <style:page-layout-properties fo:page-width="21.006cm" fo:page-height="29.693cm" style:num-format="1" style:print-orientation="portrait" fo:margin-top="1.27cm" fo:margin-bottom="1.27cm" fo:margin-left="1.931cm" fo:margin-right="2.009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xlink:href="../../../../../Pictures/draft.png" xlink:type="simple" xlink:actuate="onLoad" style:position="center center" style:repeat="no-repeat"/>
        <style:footnote-sep style:width="0.018cm" style:distance-before-sep="0.102cm" style:distance-after-sep="0.102cm" style:adjustment="left" style:rel-width="25%" style:color="#000000"/>
      </style:page-layout-properties>
      <style:header-style/>
      <style:footer-style/>
    </style:page-layout>
    <style:page-layout style:name="Mpm9">
      <style:page-layout-properties fo:page-width="21.006cm" fo:page-height="29.693cm" style:num-format="1" style:print-orientation="portrait" fo:margin-top="1.27cm" fo:margin-bottom="1.27cm" fo:margin-left="1.958cm" fo:margin-right="2.009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xlink:href="../../../../../Pictures/draft.png" xlink:type="simple" xlink:actuate="onLoad" style:position="center center" style:repeat="no-repeat"/>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Convert_20_1" style:display-name="Convert 1" style:page-layout-name="Mpm8"/>
    <style:master-page style:name="Convert_20_2" style:display-name="Convert 2" style:page-layout-name="Mpm9" style:next-style-name="Convert_20_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Zoe Ketselidou</meta:initial-creator>
    <meta:creation-date>2006-08-18T01:33:00</meta:creation-date>
    <dc:date>2009-04-30T18:00:03.84</dc:date>
    <meta:print-date>2006-08-17T20:05:00</meta:print-date>
    <dc:language>en-US</dc:language>
    <meta:editing-cycles>1282</meta:editing-cycles>
    <meta:editing-duration>PT186H22M10S</meta:editing-duration>
    <meta:document-statistic meta:table-count="8" meta:image-count="1" meta:object-count="0" meta:page-count="11" meta:paragraph-count="259" meta:word-count="1803" meta:character-count="12250"/>
    <meta:user-defined meta:name="Info 1"/>
    <meta:user-defined meta:name="Info 2"/>
    <meta:user-defined meta:name="Info 3"/>
    <meta:user-defined meta:name="Info 4"/>
    <meta:user-defined meta:name="_AdHocReviewCycleID">941176465</meta:user-defined>
    <meta:user-defined meta:name="_AuthorEmail">Michalis.KETSELIDIS@cec.eu.int</meta:user-defined>
    <meta:user-defined meta:name="_AuthorEmailDisplayName">KETSELIDIS Michalis (RELEX)</meta:user-defined>
    <meta:user-defined meta:name="_EmailSubject">Reporting - Coord guidance notes draft v1</meta:user-defined>
    <meta:user-defined meta:name="_PreviousAdHocReviewCycleID">-1752461228</meta:user-defined>
    <meta:user-defined meta:name="_ReviewingToolsShownOnce"/>
  </office:meta>
</office:document-meta>
</file>